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线条箭头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7cm"/>
      <style:paragraph-properties style:writing-mode="lr-tb"/>
    </style:style>
    <style:style style:name="gr3" style:family="graphic" style:parent-style-name="standard">
      <style:graphic-properties svg:stroke-color="#000000" draw:fill-color="#7ad4aa" draw:textarea-horizontal-align="justify" draw:textarea-vertical-align="middle" draw:auto-grow-height="false" fo:min-height="0.634cm" fo:min-width="0.384cm"/>
      <style:paragraph-properties style:writing-mode="lr-tb"/>
    </style:style>
    <style:style style:name="gr4" style:family="graphic" style:parent-style-name="standard">
      <style:graphic-properties svg:stroke-color="#000000" draw:fill-color="#f9e873" draw:textarea-horizontal-align="justify" draw:textarea-vertical-align="middle" draw:auto-grow-height="false" fo:min-height="0.634cm" fo:min-width="0.384cm"/>
      <style:paragraph-properties style:writing-mode="lr-tb"/>
    </style:style>
    <style:style style:name="gr5" style:family="graphic" style:parent-style-name="objectwithoutfill">
      <style:graphic-properties svg:stroke-color="#000000" draw:marker-end="线条箭头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7" style:family="graphic" style:parent-style-name="standard">
      <style:graphic-properties svg:stroke-color="#000000" draw:fill-color="#fff9c4" draw:textarea-horizontal-align="justify" draw:textarea-vertical-align="middle" draw:auto-grow-height="false" fo:min-height="0.634cm" fo:min-width="0.384cm"/>
      <style:paragraph-properties style:writing-mode="lr-tb"/>
    </style:style>
    <style:style style:name="gr8" style:family="graphic" style:parent-style-name="objectwithoutfill">
      <style:graphic-properties svg:stroke-color="#000000" draw:marker-end="线条箭头_20_3" draw:marker-end-width="0.3cm" draw:fill="none" draw:textarea-vertical-align="middle"/>
    </style:style>
    <style:style style:name="gr9" style:family="graphic" style:parent-style-name="standard">
      <style:graphic-properties svg:stroke-color="#000000" draw:fill-color="#f9cfb5" draw:textarea-horizontal-align="justify" draw:textarea-vertical-align="middle" draw:auto-grow-height="false" fo:min-height="0.634cm" fo:min-width="0.384cm"/>
      <style:paragraph-properties style:writing-mode="lr-tb"/>
    </style:style>
    <style:style style:name="gr10" style:family="graphic" style:parent-style-name="objectwithoutfill">
      <style:graphic-properties svg:stroke-color="#000000" draw:marker-end="线条箭头_20_4" draw:marker-end-width="0.3cm" draw:fill="none" draw:textarea-vertical-align="middle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634cm" fo:min-width="0.384cm"/>
      <style:paragraph-properties style:writing-mode="lr-tb"/>
    </style:style>
    <style:style style:name="gr12" style:family="graphic" style:parent-style-name="objectwithoutfill">
      <style:graphic-properties svg:stroke-color="#000000" draw:marker-end="线条箭头_20_5" draw:marker-end-width="0.3cm" draw:fill="none" draw:textarea-vertical-align="middl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634cm" fo:min-width="0.384cm"/>
      <style:paragraph-properties style:writing-mode="lr-tb"/>
    </style:style>
    <style:style style:name="gr14" style:family="graphic" style:parent-style-name="objectwithoutfill">
      <style:graphic-properties svg:stroke-color="#000000" draw:marker-end="线条箭头_20_6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75cm"/>
      <style:paragraph-properties style:writing-mode="lr-tb"/>
    </style:style>
    <style:style style:name="gr16" style:family="graphic" style:parent-style-name="standard">
      <style:graphic-properties svg:stroke-color="#000000" draw:fill-color="#81d41a" draw:textarea-horizontal-align="justify" draw:textarea-vertical-align="middle" draw:auto-grow-height="false" fo:min-height="0.634cm" fo:min-width="0.384cm"/>
      <style:paragraph-properties style:writing-mode="lr-tb"/>
    </style:style>
    <style:style style:name="gr17" style:family="graphic" style:parent-style-name="objectwithoutfill">
      <style:graphic-properties svg:stroke-color="#000000" draw:marker-end="线条箭头_20_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19" style:family="graphic" style:parent-style-name="standard">
      <style:graphic-properties svg:stroke-color="#000000" draw:fill-color="#fde9a9" draw:textarea-horizontal-align="justify" draw:textarea-vertical-align="middle" draw:auto-grow-height="false" fo:min-height="0.634cm" fo:min-width="0.384cm"/>
      <style:paragraph-properties style:writing-mode="lr-tb"/>
    </style:style>
    <style:style style:name="gr20" style:family="graphic" style:parent-style-name="objectwithoutfill">
      <style:graphic-properties svg:stroke-color="#000000" draw:marker-end="线条箭头_20_8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291cm"/>
      <style:paragraph-properties style:writing-mode="lr-tb"/>
    </style:style>
    <style:style style:name="gr22" style:family="graphic" style:parent-style-name="standard">
      <style:graphic-properties svg:stroke-color="#000000" draw:fill-color="#ff8e77" draw:textarea-horizontal-align="justify" draw:textarea-vertical-align="middle" draw:auto-grow-height="false" fo:min-height="0.634cm" fo:min-width="0.384cm"/>
      <style:paragraph-properties style:writing-mode="lr-tb"/>
    </style:style>
    <style:style style:name="gr23" style:family="graphic" style:parent-style-name="objectwithoutfill">
      <style:graphic-properties svg:stroke-color="#000000" draw:marker-end="线条箭头_20_9" draw:marker-end-width="0.3cm" draw:fill="none" draw:textarea-vertical-align="middle"/>
    </style:style>
    <style:style style:name="gr24" style:family="graphic" style:parent-style-name="standard">
      <style:graphic-properties svg:stroke-color="#000000" draw:fill-color="#dc85e9" draw:textarea-horizontal-align="justify" draw:textarea-vertical-align="middle" draw:auto-grow-height="false" fo:min-height="0.634cm" fo:min-width="0.384cm"/>
      <style:paragraph-properties style:writing-mode="lr-tb"/>
    </style:style>
    <style:style style:name="gr25" style:family="graphic" style:parent-style-name="objectwithoutfill">
      <style:graphic-properties svg:stroke-color="#000000" draw:marker-end="线条箭头_20_10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线条箭头_20_11" draw:marker-end-width="0.3cm" draw:fill="none" draw:textarea-vertical-align="middle"/>
    </style:style>
    <style:style style:name="gr27" style:family="graphic" style:parent-style-name="standard">
      <style:graphic-properties svg:stroke-color="#000000" draw:opacity="10%" draw:textarea-horizontal-align="justify" draw:textarea-vertical-align="middle" draw:auto-grow-height="false" fo:min-height="4.25cm" fo:min-width="3.25cm" draw:shadow-opacity="10%"/>
    </style:style>
    <style:style style:name="gr28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29" style:family="graphic" style:parent-style-name="standard">
      <style:graphic-properties svg:stroke-color="#000000" draw:fill-color="#d5d3d2" draw:textarea-horizontal-align="justify" draw:textarea-vertical-align="middle" draw:auto-grow-height="false" fo:min-height="0.634cm" fo:min-width="0.384cm"/>
      <style:paragraph-properties style:writing-mode="lr-tb"/>
    </style:style>
    <style:style style:name="gr30" style:family="graphic" style:parent-style-name="objectwithoutfill">
      <style:graphic-properties svg:stroke-color="#000000" draw:marker-end="线条箭头_20_13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5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342cm"/>
      <style:paragraph-properties style:writing-mode="lr-tb"/>
    </style:style>
    <style:style style:name="gr33" style:family="graphic" style:parent-style-name="objectwithoutfill">
      <style:graphic-properties svg:stroke-color="#000000" draw:marker-end="线条箭头_20_18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线条箭头_20_23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线条箭头_20_26" draw:marker-end-width="0.3cm" draw:fill="none" draw:textarea-vertical-align="middle"/>
    </style:style>
    <style:style style:name="gr36" style:family="graphic" style:parent-style-name="standard">
      <style:graphic-properties svg:stroke-color="#000000" draw:fill-color="#83caff" draw:textarea-horizontal-align="justify" draw:textarea-vertical-align="middle" draw:auto-grow-height="false" fo:min-height="0.634cm" fo:min-width="0.384cm"/>
      <style:paragraph-properties style:writing-mode="lr-tb"/>
    </style:style>
    <style:style style:name="gr37" style:family="graphic" style:parent-style-name="objectwithoutfill">
      <style:graphic-properties svg:stroke-color="#000000" draw:marker-end="线条箭头_20_19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线条箭头_20_20" draw:marker-end-width="0.3cm" draw:fill="none" draw:textarea-vertical-align="middle"/>
    </style:style>
    <style:style style:name="gr39" style:family="graphic" style:parent-style-name="standard">
      <style:graphic-properties svg:stroke-color="#000000" draw:fill-color="#ccf4c6" draw:textarea-horizontal-align="justify" draw:textarea-vertical-align="middle" draw:auto-grow-height="false" fo:min-height="0.634cm" fo:min-width="0.384cm"/>
      <style:paragraph-properties style:writing-mode="lr-tb"/>
    </style:style>
    <style:style style:name="gr40" style:family="graphic" style:parent-style-name="objectwithoutfill">
      <style:graphic-properties svg:stroke-color="#000000" draw:marker-end="线条箭头_20_21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线条箭头_20_22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2.591cm"/>
      <style:paragraph-properties style:writing-mode="lr-tb"/>
    </style:style>
    <style:style style:name="gr43" style:family="graphic" style:parent-style-name="objectwithoutfill">
      <style:graphic-properties svg:stroke-color="#000000" draw:marker-end="线条箭头_20_24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线条箭头_20_25" draw:marker-end-width="0.3cm" draw:fill="none" draw:textarea-vertical-align="middle"/>
    </style:style>
    <style:style style:name="gr45" style:family="graphic" style:parent-style-name="objectwithoutfill">
      <style:graphic-properties svg:stroke-width="0.1cm" svg:stroke-color="#fc5c00" draw:marker-start-width="0.35cm" draw:marker-end-width="0.3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color="#000000" draw:marker-end="线条箭头_20_27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线条箭头_20_28" draw:marker-end-width="0.3cm" draw:fill="none" draw:textarea-vertical-align="middle"/>
    </style:style>
    <style:style style:name="gr48" style:family="graphic" style:parent-style-name="standard">
      <style:graphic-properties svg:stroke-color="#000000" draw:fill-color="#63bbee" draw:textarea-horizontal-align="justify" draw:textarea-vertical-align="middle" draw:auto-grow-height="false" fo:min-height="0.634cm" fo:min-width="0.384cm"/>
      <style:paragraph-properties style:writing-mode="lr-tb"/>
    </style:style>
    <style:style style:name="gr49" style:family="graphic" style:parent-style-name="standard" style:list-style-name="L1">
      <style:graphic-properties draw:stroke="dash" draw:stroke-dash="_32__20_Dots_20_1_20_Dash" svg:stroke-color="#000000" draw:fill-color="#d5d3d2" draw:textarea-horizontal-align="justify" draw:textarea-vertical-align="middle" draw:auto-grow-height="false" fo:min-height="0.634cm" fo:min-width="0.38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1.549cm"/>
      <style:paragraph-properties style:writing-mode="lr-tb"/>
    </style:style>
    <style:style style:name="gr51" style:family="graphic" style:parent-style-name="objectwithoutfill">
      <style:graphic-properties draw:stroke="dash" draw:stroke-dash="Long_20_Dash_20_Dot" svg:stroke-color="#000000" draw:marker-end="线条箭头_20_29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1.325cm"/>
      <style:paragraph-properties style:writing-mode="lr-tb"/>
    </style:style>
    <style:style style:name="gr53" style:family="graphic" style:parent-style-name="standard">
      <style:graphic-properties svg:stroke-color="#000000" draw:fill-color="#aadcf7" draw:textarea-horizontal-align="justify" draw:textarea-vertical-align="middle" draw:auto-grow-height="false" fo:min-height="0.634cm" fo:min-width="0.384cm"/>
      <style:paragraph-properties style:writing-mode="lr-tb"/>
    </style:style>
    <style:style style:name="gr54" style:family="graphic" style:parent-style-name="objectwithoutfill">
      <style:graphic-properties svg:stroke-color="#000000" draw:marker-end="线条箭头_20_30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线条箭头_20_31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线条箭头_20_32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线条箭头_20_33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线条箭头_20_34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线条箭头_20_35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线条箭头_20_36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线条箭头_20_37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.458cm" fo:min-width="2.876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458cm" fo:min-width="2.393cm"/>
      <style:paragraph-properties style:writing-mode="lr-tb"/>
    </style:style>
    <style:style style:name="gr64" style:family="graphic" style:parent-style-name="objectwithoutfill">
      <style:graphic-properties draw:marker-end="线条箭头_20_38" draw:marker-end-width="0.3cm" draw:fill="none" draw:textarea-vertical-align="middle"/>
    </style:style>
    <style:style style:name="gr65" style:family="graphic" style:parent-style-name="standard">
      <style:graphic-properties draw:textarea-horizontal-align="justify" draw:textarea-vertical-align="middle" draw:auto-grow-height="false" fo:min-height="0.458cm" fo:min-width="2.441cm"/>
      <style:paragraph-properties style:writing-mode="lr-tb"/>
    </style:style>
    <style:style style:name="gr66" style:family="graphic" style:parent-style-name="objectwithoutfill">
      <style:graphic-properties draw:marker-end="线条箭头_20_39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fo:min-height="0.974cm"/>
      <style:paragraph-properties style:writing-mode="lr-tb"/>
    </style:style>
    <style:style style:name="gr68" style:family="graphic" style:parent-style-name="objectwithoutfill">
      <style:graphic-properties draw:marker-end="线条箭头_20_40" draw:marker-end-width="0.3cm" draw:fill="none" draw:textarea-vertical-align="middle"/>
    </style:style>
    <style:style style:name="gr69" style:family="graphic" style:parent-style-name="objectwithoutfill">
      <style:graphic-properties draw:marker-end="线条箭头_20_41" draw:marker-end-width="0.3cm" draw:fill="none" draw:textarea-vertical-align="middle"/>
    </style:style>
    <style:style style:name="gr70" style:family="graphic" style:parent-style-name="objectwithoutfill">
      <style:graphic-properties draw:marker-end="线条箭头_20_42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0.645cm"/>
      <style:paragraph-properties style:writing-mode="lr-tb"/>
    </style:style>
    <style:style style:name="gr72" style:family="graphic" style:parent-style-name="objectwithoutfill">
      <style:graphic-properties draw:stroke="dash" draw:stroke-dash="Long_20_Dash_20_Dot" draw:marker-end="线条箭头_20_43" draw:marker-end-width="0.3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74" style:family="graphic" style:parent-style-name="objectwithoutfill">
      <style:graphic-properties draw:stroke="dash" draw:stroke-dash="Long_20_Dash_20_Dot" draw:marker-end="线条箭头_20_44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76" style:family="graphic" style:parent-style-name="objectwithoutfill">
      <style:graphic-properties draw:stroke="dash" draw:stroke-dash="Long_20_Dash_20_Dot" draw:marker-end="线条箭头_20_45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0.07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458cm" fo:min-width="1.387cm"/>
      <style:paragraph-properties style:writing-mode="lr-tb"/>
    </style:style>
    <style:style style:name="gr80" style:family="graphic" style:parent-style-name="objectwithoutfill">
      <style:graphic-properties draw:stroke="dash" draw:stroke-dash="Long_20_Dash_20_Dot" draw:marker-end="线条箭头_20_46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0.67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fo:min-height="1.353cm"/>
      <style:paragraph-properties style:writing-mode="lr-tb"/>
    </style:style>
    <style:style style:name="gr84" style:family="graphic" style:parent-style-name="objectwithoutfill">
      <style:graphic-properties draw:stroke="dash" draw:stroke-dash="Long_20_Dash_20_Dot" draw:marker-end="线条箭头_20_47" draw:marker-end-width="0.3cm" draw:fill="none" draw:textarea-vertical-align="middle"/>
    </style:style>
    <style:style style:name="gr85" style:family="graphic" style:parent-style-name="standard">
      <style:graphic-properties draw:stroke="none" draw:fill="none" fo:min-height="0.517cm"/>
      <style:paragraph-properties style:writing-mode="lr-tb"/>
    </style:style>
    <style:style style:name="gr86" style:family="graphic" style:parent-style-name="objectwithoutfill">
      <style:graphic-properties draw:stroke="dash" draw:stroke-dash="Long_20_Dash_20_Dot" draw:marker-end="线条箭头_20_48" draw:marker-end-width="0.3cm" draw:fill="none" draw:textarea-vertical-align="middle"/>
    </style:style>
    <style:style style:name="gr87" style:family="graphic" style:parent-style-name="standard">
      <style:graphic-properties draw:stroke="none" draw:fill="none" fo:min-height="0.974cm"/>
      <style:paragraph-properties style:writing-mode="lr-tb"/>
    </style:style>
    <style:style style:name="gr88" style:family="graphic" style:parent-style-name="standard">
      <style:graphic-properties draw:stroke="none" draw:fill="none" fo:min-height="0.25cm"/>
      <style:paragraph-properties style:writing-mode="lr-tb"/>
    </style:style>
    <style:style style:name="gr89" style:family="graphic" style:parent-style-name="objectwithoutfill">
      <style:graphic-properties draw:stroke="dash" draw:stroke-dash="Long_20_Dash_20_Dot" draw:marker-end="线条箭头_20_49" draw:marker-end-width="0.3cm" draw:fill="none" draw:textarea-vertical-align="middle"/>
    </style:style>
    <style:style style:name="gr90" style:family="graphic" style:parent-style-name="standard">
      <style:graphic-properties draw:stroke="none" draw:fill="none" fo:min-height="0.259cm"/>
      <style:paragraph-properties style:writing-mode="lr-tb"/>
    </style:style>
    <style:style style:name="gr91" style:family="graphic" style:parent-style-name="standard">
      <style:graphic-properties draw:stroke="none" draw:fill="none" fo:min-height="0.848cm"/>
      <style:paragraph-properties style:writing-mode="lr-tb"/>
    </style:style>
    <style:style style:name="gr92" style:family="graphic" style:parent-style-name="objectwithoutfill">
      <style:graphic-properties draw:marker-end="线条箭头_20_50" draw:marker-end-width="0.3cm" draw:fill="none" draw:textarea-vertical-align="middle"/>
    </style:style>
    <style:style style:name="gr93" style:family="graphic" style:parent-style-name="standard">
      <style:graphic-properties svg:stroke-color="#000000" draw:fill-color="#2cee0e" draw:textarea-horizontal-align="justify" draw:textarea-vertical-align="middle" draw:auto-grow-height="false" fo:min-height="0.634cm" fo:min-width="0.384cm"/>
      <style:paragraph-properties style:writing-mode="lr-tb"/>
    </style:style>
    <style:style style:name="gr94" style:family="graphic" style:parent-style-name="objectwithoutfill">
      <style:graphic-properties draw:stroke="dash" draw:stroke-dash="Long_20_Dash_20_Dot" draw:marker-end="线条箭头_20_51" draw:marker-end-width="0.3cm" draw:fill="none" draw:textarea-vertical-align="middle"/>
    </style:style>
    <style:style style:name="gr95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5pt" style:font-size-asian="5pt"/>
    </style:style>
    <style:style style:name="P3" style:family="paragraph">
      <style:paragraph-properties fo:text-align="center" style:writing-mode="lr-tb"/>
      <style:text-properties fo:font-size="6.5pt" style:font-size-asian="5pt"/>
    </style:style>
    <style:style style:name="P4" style:family="paragraph">
      <loext:graphic-properties draw:fill-color="#7ad4aa"/>
      <style:paragraph-properties fo:text-align="center" style:writing-mode="lr-tb"/>
      <style:text-properties fo:font-size="6.5pt" style:font-size-asian="5pt"/>
    </style:style>
    <style:style style:name="P5" style:family="paragraph">
      <loext:graphic-properties draw:fill-color="#f9e873"/>
      <style:paragraph-properties fo:text-align="center" style:writing-mode="lr-tb"/>
      <style:text-properties fo:font-size="6.5pt" style:font-size-asian="5pt"/>
    </style:style>
    <style:style style:name="P6" style:family="paragraph">
      <loext:graphic-properties draw:fill-color="#fff9c4"/>
      <style:paragraph-properties fo:text-align="center" style:writing-mode="lr-tb"/>
      <style:text-properties fo:font-size="6.5pt" style:font-size-asian="5pt"/>
    </style:style>
    <style:style style:name="P7" style:family="paragraph">
      <loext:graphic-properties draw:fill-color="#f9cfb5"/>
      <style:paragraph-properties fo:text-align="center" style:writing-mode="lr-tb"/>
      <style:text-properties fo:font-size="6.5pt" style:font-size-asian="5pt"/>
    </style:style>
    <style:style style:name="P8" style:family="paragraph">
      <loext:graphic-properties draw:fill-color="#b3cac7"/>
      <style:paragraph-properties fo:text-align="center" style:writing-mode="lr-tb"/>
      <style:text-properties fo:font-size="6.5pt" style:font-size-asian="5pt"/>
    </style:style>
    <style:style style:name="P9" style:family="paragraph">
      <loext:graphic-properties draw:fill-color="#81d41a"/>
      <style:paragraph-properties fo:text-align="center" style:writing-mode="lr-tb"/>
      <style:text-properties fo:font-size="6.5pt" style:font-size-asian="5pt"/>
    </style:style>
    <style:style style:name="P10" style:family="paragraph">
      <loext:graphic-properties draw:fill-color="#fde9a9"/>
      <style:paragraph-properties fo:text-align="center" style:writing-mode="lr-tb"/>
      <style:text-properties fo:font-size="6.5pt" style:font-size-asian="5pt"/>
    </style:style>
    <style:style style:name="P11" style:family="paragraph">
      <loext:graphic-properties draw:fill-color="#ff8e77"/>
      <style:paragraph-properties fo:text-align="center" style:writing-mode="lr-tb"/>
      <style:text-properties fo:font-size="6.5pt" style:font-size-asian="5pt"/>
    </style:style>
    <style:style style:name="P12" style:family="paragraph">
      <loext:graphic-properties draw:fill-color="#dc85e9"/>
      <style:paragraph-properties fo:text-align="center" style:writing-mode="lr-tb"/>
      <style:text-properties fo:font-size="6.5pt" style:font-size-asian="5pt"/>
    </style:style>
    <style:style style:name="P13" style:family="paragraph">
      <loext:graphic-properties draw:opacity="10%"/>
      <style:paragraph-properties fo:text-align="center"/>
    </style:style>
    <style:style style:name="P14" style:family="paragraph">
      <loext:graphic-properties draw:fill-color="#d5d3d2"/>
      <style:paragraph-properties fo:text-align="center" style:writing-mode="lr-tb"/>
      <style:text-properties fo:font-size="6.5pt" style:font-size-asian="5pt"/>
    </style:style>
    <style:style style:name="P15" style:family="paragraph">
      <loext:graphic-properties draw:fill-color="#83caff"/>
      <style:paragraph-properties fo:text-align="center" style:writing-mode="lr-tb"/>
      <style:text-properties fo:font-size="6.5pt" style:font-size-asian="5pt"/>
    </style:style>
    <style:style style:name="P16" style:family="paragraph">
      <loext:graphic-properties draw:fill-color="#ccf4c6"/>
      <style:paragraph-properties fo:text-align="center" style:writing-mode="lr-tb"/>
      <style:text-properties fo:font-size="6.5pt" style:font-size-asian="5pt"/>
    </style:style>
    <style:style style:name="P17" style:family="paragraph">
      <loext:graphic-properties draw:fill-color="#63bbee"/>
      <style:paragraph-properties fo:text-align="center" style:writing-mode="lr-tb"/>
      <style:text-properties fo:font-size="6.5pt" style:font-size-asian="5pt"/>
    </style:style>
    <style:style style:name="P18" style:family="paragraph">
      <style:paragraph-properties fo:text-align="center" style:writing-mode="lr-tb"/>
      <style:text-properties style:font-name="Liberation Sans" fo:font-size="6.5pt" style:letter-kerning="true" style:font-name-asian="思源黑体 CN Normal" style:font-size-asian="5pt" style:font-size-complex="18pt"/>
    </style:style>
    <style:style style:name="P19" style:family="paragraph">
      <loext:graphic-properties draw:fill-color="#d5d3d2"/>
      <style:paragraph-properties fo:text-align="center" style:writing-mode="lr-tb"/>
      <style:text-properties style:font-name="Liberation Sans" fo:font-size="6.5pt" style:letter-kerning="true" style:font-name-asian="思源黑体 CN Normal" style:font-size-asian="5pt" style:font-size-complex="18pt"/>
    </style:style>
    <style:style style:name="P20" style:family="paragraph">
      <loext:graphic-properties draw:fill-color="#aadcf7"/>
      <style:paragraph-properties fo:text-align="center" style:writing-mode="lr-tb"/>
      <style:text-properties fo:font-size="6.5pt" style:font-size-asian="5pt"/>
    </style:style>
    <style:style style:name="P21" style:family="paragraph">
      <style:paragraph-properties fo:text-align="center"/>
      <style:text-properties fo:font-size="5.5pt" style:font-size-asian="5.5pt"/>
    </style:style>
    <style:style style:name="P22" style:family="paragraph">
      <loext:graphic-properties draw:fill="none"/>
    </style:style>
    <style:style style:name="P23" style:family="paragraph">
      <loext:graphic-properties draw:fill-color="#2cee0e"/>
      <style:paragraph-properties fo:text-align="center" style:writing-mode="lr-tb"/>
      <style:text-properties fo:font-size="6.5pt" style:font-size-asian="5pt"/>
    </style:style>
    <style:style style:name="P24" style:family="paragraph">
      <style:text-properties fo:font-size="5.5pt" style:font-size-asian="5.5pt"/>
    </style:style>
    <style:style style:name="P25" style:family="paragraph">
      <loext:graphic-properties draw:fill="none"/>
      <style:text-properties fo:font-size="5.5pt" style:font-size-asian="5.5pt"/>
    </style:style>
    <style:style style:name="T1" style:family="text">
      <style:text-properties fo:font-size="5pt" style:font-size-asian="5pt"/>
    </style:style>
    <style:style style:name="T2" style:family="text">
      <style:text-properties fo:font-size="6.5pt" style:font-size-asian="5pt"/>
    </style:style>
    <style:style style:name="T3" style:family="text">
      <style:text-properties style:font-name="Liberation Sans" fo:font-size="6.5pt" style:letter-kerning="true" style:font-name-asian="思源黑体 CN Normal" style:font-size-asian="5pt" style:font-size-complex="18pt"/>
    </style:style>
    <style:style style:name="T4" style:family="text">
      <style:text-properties fo:font-size="5.5pt" style:font-size-asian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onnector draw:style-name="gr1" draw:text-style-name="P1" draw:layer="layout" draw:type="curve" svg:x1="10.819cm" svg:y1="6.835cm" svg:x2="9.935cm" svg:y2="6.835cm" draw:start-shape="id1" draw:start-glue-point="11" draw:end-shape="id1" draw:end-glue-point="5" svg:d="M10819 6835c0-1026-884-1026-884 0" svg:viewBox="0 0 885 770">
          <text:p/>
        </draw:connector>
        <draw:frame draw:style-name="gr2" draw:text-style-name="P2" draw:layer="layout" svg:width="1.875cm" svg:height="0.767cm" svg:x="9.31cm" svg:y="5.089cm">
          <draw:text-box>
            <text:p><text:span text:style-name="T1">新</text:span><text:span text:style-name="T1">节</text:span><text:span text:style-name="T1">点</text:span><text:span text:style-name="T1">加</text:span><text:span text:style-name="T1">入</text:span><text:span text:style-name="T1">，</text:span><text:span text:style-name="T1">但</text:span><text:span text:style-name="T1">未</text:span><text:span text:style-name="T1">达</text:span><text:span text:style-name="T1">到</text:span><text:span text:style-name="T1">规</text:span><text:span text:style-name="T1">定</text:span><text:span text:style-name="T1">数</text:span><text:span text:style-name="T1">量</text:span></text:p>
          </draw:text-box>
        </draw:frame>
        <draw:custom-shape draw:style-name="gr3" draw:text-style-name="P4" xml:id="id2" draw:id="id2" draw:layer="layout" svg:width="1.25cm" svg:height="1.25cm" svg:x="9.751cm" svg:y="8.951cm">
          <text:p text:style-name="P3"><text:span text:style-name="T2">选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25cm" svg:height="1.25cm" svg:x="9.752cm" svg:y="6.652cm">
          <text:p text:style-name="P3"><text:span text:style-name="T2">初始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377cm" svg:y1="7.902cm" svg:x2="10.376cm" svg:y2="8.951cm" draw:start-shape="id1" draw:start-glue-point="8" draw:end-shape="id2" draw:end-glue-point="4" svg:d="M10377 7902l-1 1049" svg:viewBox="0 0 2 1050">
          <text:p/>
        </draw:connector>
        <draw:frame draw:style-name="gr6" draw:text-style-name="P2" draw:layer="layout" svg:width="2.339cm" svg:height="0.772cm" svg:x="8.156cm" svg:y="7.994cm">
          <draw:text-box>
            <text:p><text:span text:style-name="T1">达</text:span><text:span text:style-name="T1">到</text:span><text:span text:style-name="T1">规</text:span><text:span text:style-name="T1">定</text:span><text:span text:style-name="T1">的</text:span><text:span text:style-name="T1">选</text:span><text:span text:style-name="T1">举</text:span><text:span text:style-name="T1">数</text:span><text:span text:style-name="T1">量</text:span><text:span text:style-name="T1">，</text:span><text:span text:style-name="T1">并</text:span><text:span text:style-name="T1">且</text:span><text:span text:style-name="T1">两</text:span><text:span text:style-name="T1">两</text:span><text:span text:style-name="T1">通</text:span><text:span text:style-name="T1">信</text:span><text:span text:style-name="T1">正</text:span><text:span text:style-name="T1">常</text:span></text:p>
          </draw:text-box>
        </draw:frame>
        <draw:custom-shape draw:style-name="gr7" draw:text-style-name="P6" xml:id="id3" draw:id="id3" draw:layer="layout" svg:width="1.25cm" svg:height="1.25cm" svg:x="9.752cm" svg:y="11.452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376cm" svg:y1="10.201cm" svg:x2="10.377cm" svg:y2="11.452cm" draw:start-shape="id2" draw:start-glue-point="8" draw:end-shape="id3" draw:end-glue-point="4" svg:d="M10376 10201l1 1251" svg:viewBox="0 0 2 1252">
          <text:p/>
        </draw:connector>
        <draw:custom-shape draw:style-name="gr9" draw:text-style-name="P7" xml:id="id4" draw:id="id4" draw:layer="layout" svg:width="1.25cm" svg:height="1.25cm" svg:x="13.153cm" svg:y="11.353cm">
          <text:p text:style-name="P3"><text:span text:style-name="T2">备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818cm" svg:y1="10.018cm" svg:x2="13.336cm" svg:y2="11.536cm" draw:start-shape="id2" draw:start-glue-point="9" draw:end-shape="id4" draw:end-glue-point="5" svg:d="M10818 10018l2518 1518" svg:viewBox="0 0 2519 1519">
          <text:p/>
        </draw:connector>
        <draw:frame draw:style-name="gr6" draw:text-style-name="P2" draw:layer="layout" svg:width="1.716cm" svg:height="0.772cm" svg:x="11.261cm" svg:y="9.989cm">
          <draw:text-box>
            <text:p><text:span text:style-name="T1">票</text:span><text:span text:style-name="T1">数</text:span><text:span text:style-name="T1">少</text:span><text:span text:style-name="T1">于</text:span><text:span text:style-name="T1">半</text:span><text:span text:style-name="T1">数</text:span><text:span text:style-name="T1">，</text:span><text:span text:style-name="T1">进</text:span><text:span text:style-name="T1">入</text:span><text:span text:style-name="T1">备</text:span><text:span text:style-name="T1">点</text:span></text:p>
          </draw:text-box>
        </draw:frame>
        <draw:frame draw:style-name="gr6" draw:text-style-name="P2" draw:layer="layout" svg:width="1.955cm" svg:height="0.772cm" svg:x="8.112cm" svg:y="10.151cm">
          <draw:text-box>
            <text:p><text:span text:style-name="T1">票</text:span><text:span text:style-name="T1">数</text:span><text:span text:style-name="T1">最</text:span><text:span text:style-name="T1">多</text:span><text:span text:style-name="T1">并</text:span><text:span text:style-name="T1">且</text:span><text:span text:style-name="T1">超</text:span><text:span text:style-name="T1">过</text:span><text:span text:style-name="T1">半</text:span><text:span text:style-name="T1">数</text:span><text:span text:style-name="T1">，</text:span><text:span text:style-name="T1">进</text:span><text:span text:style-name="T1">入</text:span><text:span text:style-name="T1">主</text:span><text:span text:style-name="T1">点</text:span></text:p>
          </draw:text-box>
        </draw:frame>
        <draw:custom-shape draw:style-name="gr11" draw:text-style-name="P8" xml:id="id5" draw:id="id5" draw:layer="layout" svg:width="1.25cm" svg:height="1.25cm" svg:x="9.75cm" svg:y="13.85cm">
          <text:p text:style-name="P3"><text:span text:style-name="T2">主点同步数据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0.377cm" svg:y1="12.702cm" svg:x2="10.375cm" svg:y2="13.85cm" draw:start-shape="id3" draw:start-glue-point="8" draw:end-shape="id5" draw:end-glue-point="4" svg:d="M10377 12702l-2 1148" svg:viewBox="0 0 3 1149">
          <text:p/>
        </draw:connector>
        <draw:frame draw:style-name="gr6" draw:text-style-name="P2" draw:layer="layout" svg:width="1.618cm" svg:height="0.772cm" svg:x="8.132cm" svg:y="12.696cm">
          <draw:text-box>
            <text:p><text:span text:style-name="T1">主</text:span><text:span text:style-name="T1">点</text:span><text:span text:style-name="T1">构</text:span><text:span text:style-name="T1">建</text:span><text:span text:style-name="T1">出</text:span><text:span text:style-name="T1">一</text:span><text:span text:style-name="T1">个</text:span><text:span text:style-name="T1">二</text:span><text:span text:style-name="T1">叉</text:span><text:span text:style-name="T1">树</text:span><text:span text:style-name="T1">拓</text:span><text:span text:style-name="T1">扑</text:span></text:p>
          </draw:text-box>
        </draw:frame>
        <draw:custom-shape draw:style-name="gr13" draw:text-style-name="P3" xml:id="id6" draw:id="id6" draw:layer="layout" svg:width="1.25cm" svg:height="1.25cm" svg:x="13.15cm" svg:y="13.75cm">
          <text:p text:style-name="P3"><text:span text:style-name="T2">备点同步数据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3.778cm" svg:y1="12.603cm" svg:x2="13.775cm" svg:y2="13.75cm" draw:start-shape="id4" draw:start-glue-point="8" draw:end-shape="id6" draw:end-glue-point="4" svg:d="M13778 12603l-3 1147" svg:viewBox="0 0 4 1148">
          <text:p/>
        </draw:connector>
        <draw:frame draw:style-name="gr15" draw:text-style-name="P2" draw:layer="layout" svg:width="1.955cm" svg:height="1.025cm" svg:x="14.145cm" svg:y="12.6cm">
          <draw:text-box>
            <text:p><text:span text:style-name="T1">完</text:span><text:span text:style-name="T1">成</text:span><text:span text:style-name="T1">节</text:span><text:span text:style-name="T1">点</text:span><text:span text:style-name="T1">拓</text:span><text:span text:style-name="T1">扑</text:span><text:span text:style-name="T1">构</text:span><text:span text:style-name="T1">建</text:span><text:span text:style-name="T1">，</text:span><text:span text:style-name="T1">建</text:span><text:span text:style-name="T1">立</text:span><text:span text:style-name="T1">好</text:span><text:span text:style-name="T1">必</text:span><text:span text:style-name="T1">要</text:span><text:span text:style-name="T1">的</text:span><text:span text:style-name="T1">网</text:span><text:span text:style-name="T1">络</text:span><text:span text:style-name="T1">连</text:span><text:span text:style-name="T1">接</text:span></text:p>
          </draw:text-box>
        </draw:frame>
        <draw:custom-shape draw:style-name="gr16" draw:text-style-name="P9" xml:id="id7" draw:id="id7" draw:layer="layout" svg:width="1.25cm" svg:height="1.25cm" svg:x="9.751cm" svg:y="16.151cm">
          <text:p text:style-name="P3"><text:span text:style-name="T2">主点同步数据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0.375cm" svg:y1="15.1cm" svg:x2="10.376cm" svg:y2="16.151cm" draw:start-shape="id5" draw:end-shape="id7" svg:d="M10375 15100l1 1051" svg:viewBox="0 0 2 1052">
          <text:p/>
        </draw:connector>
        <draw:frame draw:style-name="gr18" draw:text-style-name="P2" draw:layer="layout" svg:width="1.955cm" svg:height="1.283cm" svg:x="8.045cm" svg:y="14.4cm">
          <draw:text-box>
            <text:p><text:span text:style-name="T1">给</text:span><text:span text:style-name="T1">两</text:span><text:span text:style-name="T1">个</text:span><text:span text:style-name="T1">子</text:span><text:span text:style-name="T1">节</text:span><text:span text:style-name="T1">点</text:span><text:span text:style-name="T1">同</text:span><text:span text:style-name="T1">步</text:span><text:span text:style-name="T1">数</text:span><text:span text:style-name="T1">据</text:span><text:span text:style-name="T1">，</text:span><text:span text:style-name="T1">并</text:span><text:span text:style-name="T1">且</text:span><text:span text:style-name="T1">在</text:span><text:span text:style-name="T1">内</text:span><text:span text:style-name="T1">存</text:span><text:span text:style-name="T1">节</text:span><text:span text:style-name="T1">点</text:span><text:span text:style-name="T1">表</text:span><text:span text:style-name="T1">中</text:span><text:span text:style-name="T1">，</text:span><text:span text:style-name="T1">发</text:span><text:span text:style-name="T1">现</text:span><text:span text:style-name="T1">所</text:span><text:span text:style-name="T1">有</text:span><text:span text:style-name="T1">节</text:span><text:span text:style-name="T1">点</text:span><text:span text:style-name="T1">数</text:span><text:span text:style-name="T1">据</text:span><text:span text:style-name="T1">一</text:span><text:span text:style-name="T1">致</text:span></text:p>
          </draw:text-box>
        </draw:frame>
        <draw:custom-shape draw:style-name="gr19" draw:text-style-name="P10" xml:id="id8" draw:id="id8" draw:layer="layout" svg:width="1.25cm" svg:height="1.25cm" svg:x="13.151cm" svg:y="16.151cm">
          <text:p text:style-name="P3"><text:span text:style-name="T2">备点同步数据完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3.775cm" svg:y1="15cm" svg:x2="13.776cm" svg:y2="16.151cm" draw:start-shape="id6" draw:start-glue-point="8" draw:end-shape="id8" draw:end-glue-point="4" svg:d="M13775 15000l1 1151" svg:viewBox="0 0 2 1152">
          <text:p/>
        </draw:connector>
        <draw:frame draw:style-name="gr21" draw:text-style-name="P2" draw:layer="layout" svg:width="1.955cm" svg:height="1.541cm" svg:x="14.334cm" svg:y="15.098cm">
          <draw:text-box>
            <text:p><text:span text:style-name="T1">接</text:span><text:span text:style-name="T1">收</text:span><text:span text:style-name="T1">父</text:span><text:span text:style-name="T1">节</text:span><text:span text:style-name="T1">点</text:span><text:span text:style-name="T1">数</text:span><text:span text:style-name="T1">据</text:span><text:span text:style-name="T1">，</text:span><text:span text:style-name="T1">并</text:span><text:span text:style-name="T1">给</text:span><text:span text:style-name="T1">下</text:span><text:span text:style-name="T1">家</text:span><text:span text:style-name="T1">同</text:span><text:span text:style-name="T1">步</text:span><text:span text:style-name="T1">数</text:span><text:span text:style-name="T1">据</text:span><text:span text:style-name="T1">，</text:span><text:span text:style-name="T1">并</text:span><text:span text:style-name="T1">且</text:span><text:span text:style-name="T1">收</text:span><text:span text:style-name="T1">到</text:span><text:span text:style-name="T1">主</text:span><text:span text:style-name="T1">点</text:span><text:span text:style-name="T1">发</text:span><text:span text:style-name="T1">送</text:span><text:span text:style-name="T1">的</text:span><text:span text:style-name="T1">同</text:span><text:span text:style-name="T1">步</text:span><text:span text:style-name="T1">完</text:span><text:span text:style-name="T1">成</text:span><text:span text:style-name="T1">通</text:span><text:span text:style-name="T1">知</text:span></text:p>
          </draw:text-box>
        </draw:frame>
        <draw:custom-shape draw:style-name="gr22" draw:text-style-name="P11" xml:id="id9" draw:id="id9" draw:layer="layout" svg:width="1.25cm" svg:height="1.25cm" svg:x="4.75cm" svg:y="18.35cm">
          <text:p text:style-name="P3"><text:span text:style-name="T2">主点一个子节点被下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9.751cm" svg:y1="16.776cm" svg:x2="5.817cm" svg:y2="18.533cm" draw:start-shape="id7" draw:start-glue-point="6" draw:end-shape="id9" draw:end-glue-point="11" svg:d="M9751 16776l-3934 1757" svg:viewBox="0 0 3935 1758">
          <text:p/>
        </draw:connector>
        <draw:frame draw:style-name="gr21" draw:text-style-name="P2" draw:layer="layout" svg:width="2.455cm" svg:height="1.541cm" svg:x="4.795cm" svg:y="17.059cm">
          <draw:text-box>
            <text:p><text:span text:style-name="T1">由</text:span><text:span text:style-name="T1">于</text:span><text:span text:style-name="T1">某</text:span><text:span text:style-name="T1">种</text:span><text:span text:style-name="T1">原</text:span><text:span text:style-name="T1">因</text:span><text:span text:style-name="T1">，</text:span><text:span text:style-name="T1">经</text:span><text:span text:style-name="T1">过</text:span><text:span text:style-name="T1">仲</text:span><text:span text:style-name="T1">裁</text:span><text:span text:style-name="T1">一</text:span><text:span text:style-name="T1">个</text:span><text:span text:style-name="T1">第</text:span><text:span text:style-name="T1">二</text:span><text:span text:style-name="T1">层</text:span><text:span text:style-name="T1">子</text:span><text:span text:style-name="T1">节</text:span><text:span text:style-name="T1">点</text:span><text:span text:style-name="T1">下</text:span><text:span text:style-name="T1">线</text:span><text:span text:style-name="T1">，</text:span><text:span text:style-name="T1">并</text:span><text:span text:style-name="T1">且</text:span><text:span text:style-name="T1">有</text:span><text:span text:style-name="T1">其</text:span><text:span text:style-name="T1">他</text:span><text:span text:style-name="T1">多</text:span><text:span text:style-name="T1">余</text:span><text:span text:style-name="T1">节</text:span><text:span text:style-name="T1">点</text:span><text:span text:style-name="T1">可</text:span><text:span text:style-name="T1">以</text:span><text:span text:style-name="T1">被</text:span><text:span text:style-name="T1">选</text:span><text:span text:style-name="T1">做</text:span><text:span text:style-name="T1">新</text:span><text:span text:style-name="T1">的</text:span><text:span text:style-name="T1">子</text:span><text:span text:style-name="T1">节</text:span><text:span text:style-name="T1">点</text:span></text:p>
          </draw:text-box>
        </draw:frame>
        <draw:frame draw:style-name="gr15" draw:text-style-name="P2" draw:layer="layout" svg:width="1.955cm" svg:height="1.025cm" svg:x="7.545cm" svg:y="15.85cm">
          <draw:text-box>
            <text:p><text:span text:style-name="T1">此</text:span><text:span text:style-name="T1">状</text:span><text:span text:style-name="T1">态</text:span><text:span text:style-name="T1">是</text:span><text:span text:style-name="T1">稳</text:span><text:span text:style-name="T1">定</text:span><text:span text:style-name="T1">状</text:span><text:span text:style-name="T1">态</text:span><text:span text:style-name="T1">，</text:span><text:span text:style-name="T1">可</text:span><text:span text:style-name="T1">以</text:span><text:span text:style-name="T1">接</text:span><text:span text:style-name="T1">收</text:span><text:span text:style-name="T1">设</text:span><text:span text:style-name="T1">备</text:span><text:span text:style-name="T1">连</text:span><text:span text:style-name="T1">接</text:span><text:span text:style-name="T1">和</text:span><text:span text:style-name="T1">数</text:span><text:span text:style-name="T1">据</text:span></text:p>
          </draw:text-box>
        </draw:frame>
        <draw:custom-shape draw:style-name="gr24" draw:text-style-name="P12" xml:id="id10" draw:id="id10" draw:layer="layout" svg:width="1.25cm" svg:height="1.25cm" svg:x="6.25cm" svg:y="20.1cm">
          <text:p text:style-name="P3"><text:span text:style-name="T2">主点建立新子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5.817cm" svg:y1="19.417cm" svg:x2="6.433cm" svg:y2="20.283cm" draw:start-shape="id9" draw:start-glue-point="9" draw:end-shape="id10" draw:end-glue-point="5" svg:d="M5817 19417l616 866" svg:viewBox="0 0 617 867">
          <text:p/>
        </draw:connector>
        <draw:frame draw:style-name="gr21" draw:text-style-name="P2" draw:layer="layout" svg:width="1.955cm" svg:height="1.541cm" svg:x="4.446cm" svg:y="19.95cm">
          <draw:text-box>
            <text:p><text:span text:style-name="T1">主</text:span><text:span text:style-name="T1">点</text:span><text:span text:style-name="T1">以</text:span><text:span text:style-name="T1">被</text:span><text:span text:style-name="T1">离</text:span><text:span text:style-name="T1">线</text:span><text:span text:style-name="T1">节</text:span><text:span text:style-name="T1">点</text:span><text:span text:style-name="T1">的</text:span><text:span text:style-name="T1">子</text:span><text:span text:style-name="T1">树</text:span><text:span text:style-name="T1">中</text:span><text:span text:style-name="T1">寻</text:span><text:span text:style-name="T1">找</text:span><text:span text:style-name="T1">新</text:span><text:span text:style-name="T1">节</text:span><text:span text:style-name="T1">点</text:span><text:span text:style-name="T1">，</text:span><text:span text:style-name="T1">如</text:span><text:span text:style-name="T1">果</text:span><text:span text:style-name="T1">没</text:span><text:span text:style-name="T1">有</text:span><text:span text:style-name="T1">的</text:span><text:span text:style-name="T1">话</text:span><text:span text:style-name="T1">，</text:span><text:span text:style-name="T1">到</text:span><text:span text:style-name="T1">另</text:span><text:span text:style-name="T1">一</text:span><text:span text:style-name="T1">个</text:span><text:span text:style-name="T1">子</text:span><text:span text:style-name="T1">节</text:span><text:span text:style-name="T1">点</text:span><text:span text:style-name="T1">的</text:span><text:span text:style-name="T1">子</text:span><text:span text:style-name="T1">树</text:span><text:span text:style-name="T1">中</text:span><text:span text:style-name="T1">找</text:span></text:p>
          </draw:text-box>
        </draw:frame>
        <draw:connector draw:style-name="gr26" draw:text-style-name="P1" draw:layer="layout" draw:type="line" svg:x1="7.317cm" svg:y1="20.283cm" svg:x2="10.376cm" svg:y2="17.401cm" draw:start-shape="id10" draw:start-glue-point="11" draw:end-shape="id7" draw:end-glue-point="8" svg:d="M7317 20283l3059-2882" svg:viewBox="0 0 3060 2883">
          <text:p/>
        </draw:connector>
        <draw:frame draw:style-name="gr2" draw:text-style-name="P2" draw:layer="layout" svg:width="1.75cm" svg:height="0.767cm" svg:x="8cm" svg:y="17.85cm">
          <draw:text-box>
            <text:p><text:span text:style-name="T1">和</text:span><text:span text:style-name="T1">新</text:span><text:span text:style-name="T1">子</text:span><text:span text:style-name="T1">节</text:span><text:span text:style-name="T1">点</text:span><text:span text:style-name="T1">完</text:span><text:span text:style-name="T1">成</text:span><text:span text:style-name="T1">数</text:span><text:span text:style-name="T1">据</text:span><text:span text:style-name="T1">同</text:span><text:span text:style-name="T1">步</text:span></text:p>
          </draw:text-box>
        </draw:frame>
        <draw:custom-shape draw:style-name="gr27" draw:text-style-name="P13" draw:layer="layout" svg:width="3.75cm" svg:height="4.5cm" svg:x="3.967cm" svg:y="16.927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1.955cm" svg:height="2.315cm" svg:x="1.75cm" svg:y="18.035cm">
          <draw:text-box>
            <text:p><text:span text:style-name="T1">这</text:span><text:span text:style-name="T1">两</text:span><text:span text:style-name="T1">个</text:span><text:span text:style-name="T1">状</text:span><text:span text:style-name="T1">态</text:span><text:span text:style-name="T1">是</text:span><text:span text:style-name="T1">临</text:span><text:span text:style-name="T1">时</text:span><text:span text:style-name="T1">状</text:span><text:span text:style-name="T1">态</text:span><text:span text:style-name="T1">，</text:span><text:span text:style-name="T1">主</text:span><text:span text:style-name="T1">点</text:span><text:span text:style-name="T1">不</text:span><text:span text:style-name="T1">中</text:span><text:span text:style-name="T1">断</text:span><text:span text:style-name="T1">服</text:span><text:span text:style-name="T1">务</text:span><text:span text:style-name="T1">（</text:span><text:span text:style-name="T1">还</text:span><text:span text:style-name="T1">有</text:span><text:span text:style-name="T1">一</text:span><text:span text:style-name="T1">个</text:span><text:span text:style-name="T1">子</text:span><text:span text:style-name="T1">节</text:span><text:span text:style-name="T1">点</text:span><text:span text:style-name="T1">可</text:span><text:span text:style-name="T1">以</text:span><text:span text:style-name="T1">确</text:span><text:span text:style-name="T1">认</text:span><text:span text:style-name="T1">数</text:span><text:span text:style-name="T1">据</text:span><text:span text:style-name="T1">）</text:span><text:span text:style-name="T1">，</text:span><text:span text:style-name="T1">继</text:span><text:span text:style-name="T1">续</text:span><text:span text:style-name="T1">对</text:span><text:span text:style-name="T1">外</text:span><text:span text:style-name="T1">服</text:span><text:span text:style-name="T1">务</text:span><text:span text:style-name="T1">，</text:span><text:span text:style-name="T1">同</text:span><text:span text:style-name="T1">时</text:span><text:span text:style-name="T1">尽</text:span><text:span text:style-name="T1">快</text:span><text:span text:style-name="T1">找</text:span><text:span text:style-name="T1">到</text:span><text:span text:style-name="T1">新</text:span><text:span text:style-name="T1">的</text:span><text:span text:style-name="T1">子</text:span><text:span text:style-name="T1">节</text:span><text:span text:style-name="T1">点</text:span><text:span text:style-name="T1">，</text:span><text:span text:style-name="T1">并</text:span><text:span text:style-name="T1">把</text:span><text:span text:style-name="T1">数</text:span><text:span text:style-name="T1">据</text:span><text:span text:style-name="T1">同</text:span><text:span text:style-name="T1">步</text:span><text:span text:style-name="T1">过</text:span><text:span text:style-name="T1">去</text:span></text:p>
          </draw:text-box>
        </draw:frame>
        <draw:frame draw:style-name="gr28" draw:text-style-name="P2" draw:layer="layout" svg:width="3.938cm" svg:height="2.315cm" svg:x="3.25cm" svg:y="12.597cm">
          <draw:text-box>
            <text:p><text:span text:style-name="T1">目</text:span><text:span text:style-name="T1">前</text:span><text:span text:style-name="T1">采</text:span><text:span text:style-name="T1">用</text:span><text:span text:style-name="T1">二</text:span><text:span text:style-name="T1">叉</text:span><text:span text:style-name="T1">树</text:span><text:span text:style-name="T1">拓</text:span><text:span text:style-name="T1">扑</text:span><text:span text:style-name="T1">，</text:span><text:span text:style-name="T1">主</text:span><text:span text:style-name="T1">点</text:span><text:span text:style-name="T1">有</text:span><text:span text:style-name="T1">两</text:span><text:span text:style-name="T1">个</text:span><text:span text:style-name="T1">子</text:span><text:span text:style-name="T1">节</text:span><text:span text:style-name="T1">点</text:span><text:span text:style-name="T1">，</text:span><text:span text:style-name="T1">同</text:span><text:span text:style-name="T1">时</text:span><text:span text:style-name="T1">向</text:span><text:span text:style-name="T1">两</text:span><text:span text:style-name="T1">个</text:span><text:span text:style-name="T1">子</text:span><text:span text:style-name="T1">节</text:span><text:span text:style-name="T1">点</text:span><text:span text:style-name="T1">写</text:span><text:span text:style-name="T1">数</text:span><text:span text:style-name="T1">据</text:span><text:span text:style-name="T1">，</text:span><text:span text:style-name="T1">避</text:span><text:span text:style-name="T1">免</text:span><text:span text:style-name="T1">一</text:span><text:span text:style-name="T1">个</text:span><text:span text:style-name="T1">子</text:span><text:span text:style-name="T1">节</text:span><text:span text:style-name="T1">点</text:span><text:span text:style-name="T1">故</text:span><text:span text:style-name="T1">障</text:span><text:span text:style-name="T1">，</text:span><text:span text:style-name="T1">影</text:span><text:span text:style-name="T1">响</text:span><text:span text:style-name="T1">主</text:span><text:span text:style-name="T1">点</text:span><text:span text:style-name="T1">对</text:span><text:span text:style-name="T1">外</text:span><text:span text:style-name="T1">提</text:span><text:span text:style-name="T1">供</text:span><text:span text:style-name="T1">服</text:span><text:span text:style-name="T1">务</text:span></text:p>
            <text:p><text:span text:style-name="T1"/></text:p>
            <text:p><text:span text:style-name="T1">由</text:span><text:span text:style-name="T1">于</text:span><text:span text:style-name="T1">采</text:span><text:span text:style-name="T1">用</text:span><text:span text:style-name="T1">二</text:span><text:span text:style-name="T1">叉</text:span><text:span text:style-name="T1">树</text:span><text:span text:style-name="T1">架</text:span><text:span text:style-name="T1">构</text:span><text:span text:style-name="T1">，</text:span><text:span text:style-name="T1">那</text:span><text:span text:style-name="T1">么</text:span><text:span text:style-name="T1">主</text:span><text:span text:style-name="T1">点</text:span><text:span text:style-name="T1">下</text:span><text:span text:style-name="T1">线</text:span><text:span text:style-name="T1">后</text:span><text:span text:style-name="T1">，</text:span><text:span text:style-name="T1">新</text:span><text:span text:style-name="T1">的</text:span><text:span text:style-name="T1">主</text:span><text:span text:style-name="T1">点</text:span><text:span text:style-name="T1">一</text:span><text:span text:style-name="T1">定</text:span><text:span text:style-name="T1">在</text:span><text:span text:style-name="T1">其</text:span><text:span text:style-name="T1">下</text:span><text:span text:style-name="T1">一</text:span><text:span text:style-name="T1">层</text:span><text:span text:style-name="T1">两</text:span><text:span text:style-name="T1">个</text:span><text:span text:style-name="T1">节</text:span><text:span text:style-name="T1">点</text:span><text:span text:style-name="T1">中</text:span><text:span text:style-name="T1">选</text:span><text:span text:style-name="T1">定</text:span><text:span text:style-name="T1">。</text:span><text:span text:style-name="T1">只</text:span><text:span text:style-name="T1">有</text:span><text:span text:style-name="T1">这</text:span><text:span text:style-name="T1">两</text:span><text:span text:style-name="T1">个</text:span><text:span text:style-name="T1">节</text:span><text:span text:style-name="T1">点</text:span><text:span text:style-name="T1">参</text:span><text:span text:style-name="T1">选</text:span><text:span text:style-name="T1">，</text:span><text:span text:style-name="T1">这</text:span><text:span text:style-name="T1">两</text:span><text:span text:style-name="T1">个</text:span><text:span text:style-name="T1">的</text:span><text:span text:style-name="T1">字</text:span><text:span text:style-name="T1">节</text:span><text:span text:style-name="T1">点</text:span><text:span text:style-name="T1">参</text:span><text:span text:style-name="T1">与</text:span><text:span text:style-name="T1">投</text:span><text:span text:style-name="T1">票</text:span></text:p>
          </draw:text-box>
        </draw:frame>
        <draw:custom-shape draw:style-name="gr29" draw:text-style-name="P14" xml:id="id11" draw:id="id11" draw:layer="layout" svg:width="1.25cm" svg:height="1.25cm" svg:x="9.75cm" svg:y="20.1cm">
          <text:p text:style-name="P3"><text:span text:style-name="T2">下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type="line" svg:x1="10.376cm" svg:y1="17.401cm" svg:x2="10.375cm" svg:y2="20.1cm" draw:start-shape="id7" draw:start-glue-point="8" draw:end-shape="id11" draw:end-glue-point="4" svg:d="M10376 17401l-1 2699" svg:viewBox="0 0 2 2700">
          <text:p/>
        </draw:connector>
        <draw:frame draw:style-name="gr15" draw:text-style-name="P2" draw:layer="layout" svg:width="1.714cm" svg:height="1.025cm" svg:x="10.279cm" svg:y="18.08cm">
          <draw:text-box>
            <text:p><text:span text:style-name="T1">主</text:span><text:span text:style-name="T1">点</text:span><text:span text:style-name="T1">发</text:span><text:span text:style-name="T1">现</text:span><text:span text:style-name="T1">自</text:span><text:span text:style-name="T1">己</text:span><text:span text:style-name="T1">故</text:span><text:span text:style-name="T1">障</text:span><text:span text:style-name="T1">或</text:span><text:span text:style-name="T1">者</text:span><text:span text:style-name="T1">被</text:span><text:span text:style-name="T1">裁</text:span><text:span text:style-name="T1">定</text:span><text:span text:style-name="T1">为</text:span><text:span text:style-name="T1">下</text:span><text:span text:style-name="T1">线</text:span><text:span text:style-name="T1">状</text:span><text:span text:style-name="T1">态</text:span></text:p>
          </draw:text-box>
        </draw:frame>
        <draw:frame draw:style-name="gr31" draw:text-style-name="P2" draw:layer="layout" svg:width="1.986cm" svg:height="2.831cm" svg:x="16.75cm" svg:y="12.1cm">
          <draw:text-box>
            <text:p><text:span text:style-name="T1">主</text:span><text:span text:style-name="T1">节</text:span><text:span text:style-name="T1">点</text:span><text:span text:style-name="T1">（</text:span><text:span text:style-name="T1">二</text:span><text:span text:style-name="T1">叉</text:span><text:span text:style-name="T1">树</text:span><text:span text:style-name="T1">根</text:span><text:span text:style-name="T1">节</text:span><text:span text:style-name="T1">点</text:span><text:span text:style-name="T1">）</text:span><text:span text:style-name="T1">主</text:span><text:span text:style-name="T1">动</text:span><text:span text:style-name="T1">或</text:span><text:span text:style-name="T1">被</text:span><text:span text:style-name="T1">裁</text:span><text:span text:style-name="T1">定</text:span><text:span text:style-name="T1">下</text:span><text:span text:style-name="T1">线</text:span><text:span text:style-name="T1">后</text:span><text:span text:style-name="T1">，</text:span><text:span text:style-name="T1">进</text:span><text:span text:style-name="T1">行</text:span><text:span text:style-name="T1">新</text:span><text:span text:style-name="T1">一</text:span><text:span text:style-name="T1">轮</text:span><text:span text:style-name="T1">选</text:span><text:span text:style-name="T1">举</text:span><text:span text:style-name="T1">，</text:span><text:span text:style-name="T1">然</text:span><text:span text:style-name="T1">后</text:span><text:span text:style-name="T1">形</text:span><text:span text:style-name="T1">成</text:span><text:span text:style-name="T1">新</text:span><text:span text:style-name="T1">的</text:span><text:span text:style-name="T1">二</text:span><text:span text:style-name="T1">叉</text:span><text:span text:style-name="T1">树</text:span><text:span text:style-name="T1">，</text:span><text:span text:style-name="T1">稳</text:span><text:span text:style-name="T1">态</text:span><text:span text:style-name="T1">后</text:span><text:span text:style-name="T1">继</text:span><text:span text:style-name="T1">续</text:span><text:span text:style-name="T1">提</text:span><text:span text:style-name="T1">供</text:span><text:span text:style-name="T1">服</text:span><text:span text:style-name="T1">务</text:span></text:p>
          </draw:text-box>
        </draw:frame>
        <draw:frame draw:style-name="gr32" draw:text-style-name="P2" draw:layer="layout" svg:width="2.165cm" svg:height="1.592cm" svg:x="12.732cm" svg:y="18.422cm">
          <draw:text-box>
            <text:p><text:span text:style-name="T1">层</text:span><text:span text:style-name="T1">3</text:span><text:span text:style-name="T1">及</text:span><text:span text:style-name="T1">以</text:span><text:span text:style-name="T1">下</text:span><text:span text:style-name="T1">层</text:span><text:span text:style-name="T1">的</text:span><text:span text:style-name="T1">节</text:span><text:span text:style-name="T1">点</text:span><text:span text:style-name="T1">故</text:span><text:span text:style-name="T1">障</text:span><text:span text:style-name="T1">或</text:span><text:span text:style-name="T1">被</text:span><text:span text:style-name="T1">裁</text:span><text:span text:style-name="T1">定</text:span><text:span text:style-name="T1">下</text:span><text:span text:style-name="T1">线</text:span><text:span text:style-name="T1">，</text:span><text:span text:style-name="T1">不</text:span><text:span text:style-name="T1">触</text:span><text:span text:style-name="T1">发</text:span><text:span text:style-name="T1">重</text:span><text:span text:style-name="T1">现</text:span><text:span text:style-name="T1">选</text:span><text:span text:style-name="T1">举</text:span><text:span text:style-name="T1">，</text:span><text:span text:style-name="T1">直</text:span><text:span text:style-name="T1">接</text:span><text:span text:style-name="T1">下</text:span><text:span text:style-name="T1">线</text:span></text:p>
          </draw:text-box>
        </draw:frame>
        <draw:connector draw:style-name="gr33" draw:text-style-name="P1" draw:layer="layout" draw:line-skew="1.847cm" svg:x1="14.401cm" svg:y1="16.776cm" svg:x2="11.001cm" svg:y2="9.576cm" draw:start-shape="id8" draw:start-glue-point="10" draw:end-shape="id2" draw:end-glue-point="10" svg:d="M14401 16776h2349v-7200h-5749" svg:viewBox="0 0 5750 7201">
          <text:p/>
        </draw:connector>
        <draw:connector draw:style-name="gr34" draw:text-style-name="P1" draw:layer="layout" draw:type="line" svg:x1="13.776cm" svg:y1="17.401cm" svg:x2="10.817cm" svg:y2="20.283cm" draw:start-shape="id8" draw:start-glue-point="8" draw:end-shape="id11" draw:end-glue-point="11" svg:d="M13776 17401l-2959 2882" svg:viewBox="0 0 2960 2883">
          <text:p/>
        </draw:connector>
        <draw:frame draw:style-name="gr18" draw:text-style-name="P2" draw:layer="layout" svg:width="2.879cm" svg:height="1.283cm" svg:x="9cm" svg:y="21.601cm">
          <draw:text-box>
            <text:p><text:span text:style-name="T1">进</text:span><text:span text:style-name="T1">入</text:span><text:span text:style-name="T1">下</text:span><text:span text:style-name="T1">线</text:span><text:span text:style-name="T1">状</text:span><text:span text:style-name="T1">态</text:span><text:span text:style-name="T1">后</text:span><text:span text:style-name="T1">进</text:span><text:span text:style-name="T1">程</text:span><text:span text:style-name="T1">退</text:span><text:span text:style-name="T1">出</text:span><text:span text:style-name="T1">，</text:span><text:span text:style-name="T1">不</text:span><text:span text:style-name="T1">再</text:span><text:span text:style-name="T1">参</text:span><text:span text:style-name="T1">与</text:span><text:span text:style-name="T1">这</text:span><text:span text:style-name="T1">个</text:span><text:span text:style-name="T1">集</text:span><text:span text:style-name="T1">群</text:span><text:span text:style-name="T1">的</text:span><text:span text:style-name="T1">任</text:span><text:span text:style-name="T1">何</text:span><text:span text:style-name="T1">操</text:span><text:span text:style-name="T1">作</text:span><text:span text:style-name="T1">，</text:span><text:span text:style-name="T1">避</text:span><text:span text:style-name="T1">免</text:span><text:span text:style-name="T1">引</text:span><text:span text:style-name="T1">起</text:span><text:span text:style-name="T1">其</text:span><text:span text:style-name="T1">他</text:span><text:span text:style-name="T1">节</text:span><text:span text:style-name="T1">点</text:span><text:span text:style-name="T1">误</text:span><text:span text:style-name="T1">操</text:span><text:span text:style-name="T1">作</text:span></text:p>
            <text:p><text:span text:style-name="T1"/></text:p>
          </draw:text-box>
        </draw:frame>
        <draw:connector draw:style-name="gr35" draw:text-style-name="P1" draw:layer="layout" draw:type="curve" svg:x1="13.151cm" svg:y1="16.776cm" svg:x2="13.15cm" svg:y2="14.375cm" draw:start-shape="id8" draw:start-glue-point="6" draw:end-shape="id6" draw:end-glue-point="6" svg:d="M13151 16776c-753 0-752-2401-1-2401" svg:viewBox="0 0 565 2402">
          <text:p/>
        </draw:connector>
        <draw:frame draw:style-name="gr15" draw:text-style-name="P2" draw:layer="layout" svg:width="1.955cm" svg:height="1.025cm" svg:x="10.84cm" svg:y="15.03cm">
          <draw:text-box>
            <text:p><text:span text:style-name="T1">层</text:span><text:span text:style-name="T1">3</text:span><text:span text:style-name="T1">备</text:span><text:span text:style-name="T1">点</text:span><text:span text:style-name="T1">被</text:span><text:span text:style-name="T1">提</text:span><text:span text:style-name="T1">升</text:span><text:span text:style-name="T1">到</text:span><text:span text:style-name="T1">层</text:span><text:span text:style-name="T1">2</text:span><text:span text:style-name="T1">后</text:span><text:span text:style-name="T1">，</text:span><text:span text:style-name="T1">可</text:span><text:span text:style-name="T1">能</text:span><text:span text:style-name="T1">需</text:span><text:span text:style-name="T1">要</text:span><text:span text:style-name="T1">同</text:span><text:span text:style-name="T1">步</text:span><text:span text:style-name="T1">数</text:span><text:span text:style-name="T1">据</text:span></text:p>
          </draw:text-box>
        </draw:frame>
      </draw:page>
      <draw:page draw:name="page2" draw:style-name="dp1" draw:master-page-name="默认">
        <draw:custom-shape draw:style-name="gr3" draw:text-style-name="P4" xml:id="id12" draw:id="id12" draw:layer="layout" svg:width="1.25cm" svg:height="1.25cm" svg:x="4.68cm" svg:y="2.607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13" draw:id="id13" draw:layer="layout" svg:width="1.25cm" svg:height="1.25cm" svg:x="3.53cm" svg:y="4.488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14" draw:id="id14" draw:layer="layout" svg:width="1.25cm" svg:height="1.25cm" svg:x="6.051cm" svg:y="4.462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863cm" svg:y1="3.674cm" svg:x2="4.155cm" svg:y2="4.488cm" draw:start-shape="id12" draw:start-glue-point="7" draw:end-shape="id13" draw:end-glue-point="4" svg:d="M4863 3674l-708 814" svg:viewBox="0 0 709 815">
          <text:p/>
        </draw:connector>
        <draw:connector draw:style-name="gr38" draw:text-style-name="P1" draw:layer="layout" draw:type="line" svg:x1="5.747cm" svg:y1="3.674cm" svg:x2="6.676cm" svg:y2="4.462cm" draw:start-shape="id12" draw:start-glue-point="9" draw:end-shape="id14" draw:end-glue-point="4" svg:d="M5747 3674l929 788" svg:viewBox="0 0 930 789">
          <text:p/>
        </draw:connector>
        <draw:custom-shape draw:style-name="gr39" draw:text-style-name="P16" xml:id="id15" draw:id="id15" draw:layer="layout" svg:width="1.25cm" svg:height="1.25cm" svg:x="2.331cm" svg:y="6.641cm">
          <text:p text:style-name="P3"><text:span text:style-name="T2">层一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16" draw:id="id16" draw:layer="layout" svg:width="1.25cm" svg:height="1.25cm" svg:x="4.052cm" svg:y="6.641cm">
          <text:p text:style-name="P3"><text:span text:style-name="T2">层一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3.713cm" svg:y1="5.555cm" svg:x2="2.956cm" svg:y2="6.641cm" draw:start-shape="id13" draw:start-glue-point="7" draw:end-shape="id15" draw:end-glue-point="4" svg:d="M3713 5555l-757 1086" svg:viewBox="0 0 758 1087">
          <text:p/>
        </draw:connector>
        <draw:connector draw:style-name="gr41" draw:text-style-name="P1" draw:layer="layout" draw:type="line" svg:x1="4.155cm" svg:y1="5.738cm" svg:x2="4.677cm" svg:y2="6.641cm" draw:start-shape="id13" draw:start-glue-point="8" draw:end-shape="id16" draw:end-glue-point="4" svg:d="M4155 5738l522 903" svg:viewBox="0 0 523 904">
          <text:p/>
        </draw:connector>
        <draw:frame draw:style-name="gr2" draw:text-style-name="P2" draw:layer="layout" svg:width="1.875cm" svg:height="0.767cm" svg:x="2.677cm" svg:y="2.759cm">
          <draw:text-box>
            <text:p><text:span text:style-name="T1">层</text:span><text:span text:style-name="T1">一</text:span><text:span text:style-name="T1">只</text:span><text:span text:style-name="T1">有</text:span><text:span text:style-name="T1">主</text:span><text:span text:style-name="T1">点</text:span><text:span text:style-name="T1">，</text:span><text:span text:style-name="T1">即</text:span><text:span text:style-name="T1">二</text:span><text:span text:style-name="T1">叉</text:span><text:span text:style-name="T1">树</text:span><text:span text:style-name="T1">根</text:span><text:span text:style-name="T1">节</text:span><text:span text:style-name="T1">点</text:span></text:p>
          </draw:text-box>
        </draw:frame>
        <draw:frame draw:style-name="gr42" draw:text-style-name="P2" draw:layer="layout" svg:width="2.33cm" svg:height="2.841cm" svg:x="1cm" svg:y="3.672cm">
          <draw:text-box>
            <text:p><text:span text:style-name="T1">层</text:span><text:span text:style-name="T1">二</text:span><text:span text:style-name="T1">尽</text:span><text:span text:style-name="T1">量</text:span><text:span text:style-name="T1">维</text:span><text:span text:style-name="T1">护</text:span><text:span text:style-name="T1">两</text:span><text:span text:style-name="T1">个</text:span><text:span text:style-name="T1">子</text:span><text:span text:style-name="T1">节</text:span><text:span text:style-name="T1">点</text:span><text:span text:style-name="T1">，</text:span><text:span text:style-name="T1">主</text:span><text:span text:style-name="T1">点</text:span><text:span text:style-name="T1">发</text:span><text:span text:style-name="T1">送</text:span><text:span text:style-name="T1">给</text:span><text:span text:style-name="T1">子</text:span><text:span text:style-name="T1">节</text:span><text:span text:style-name="T1">点</text:span><text:span text:style-name="T1">的</text:span><text:span text:style-name="T1">数</text:span><text:span text:style-name="T1">据</text:span><text:span text:style-name="T1">需</text:span><text:span text:style-name="T1">要</text:span><text:span text:style-name="T1">字</text:span><text:span text:style-name="T1">节</text:span><text:span text:style-name="T1">点</text:span><text:span text:style-name="T1">发</text:span><text:span text:style-name="T1">生</text:span><text:span text:style-name="T1">A</text:span><text:span text:style-name="T1">C</text:span><text:span text:style-name="T1">K</text:span><text:span text:style-name="T1">，</text:span><text:span text:style-name="T1">进</text:span><text:span text:style-name="T1">行</text:span><text:span text:style-name="T1">确</text:span><text:span text:style-name="T1">认</text:span><text:span text:style-name="T1">，</text:span><text:span text:style-name="T1">只</text:span><text:span text:style-name="T1">有</text:span><text:span text:style-name="T1">A</text:span><text:span text:style-name="T1">C</text:span><text:span text:style-name="T1">K</text:span><text:span text:style-name="T1">后</text:span><text:span text:style-name="T1">的</text:span><text:span text:style-name="T1">数</text:span><text:span text:style-name="T1">据</text:span><text:span text:style-name="T1">才</text:span><text:span text:style-name="T1">能</text:span><text:span text:style-name="T1">从</text:span><text:span text:style-name="T1">主</text:span><text:span text:style-name="T1">点</text:span><text:span text:style-name="T1">发</text:span><text:span text:style-name="T1">出</text:span><text:span text:style-name="T1">，</text:span><text:span text:style-name="T1">当</text:span><text:span text:style-name="T1">此</text:span><text:span text:style-name="T1">层</text:span><text:span text:style-name="T1">节</text:span><text:span text:style-name="T1">点</text:span><text:span text:style-name="T1">下</text:span><text:span text:style-name="T1">线</text:span><text:span text:style-name="T1">后</text:span><text:span text:style-name="T1">，</text:span><text:span text:style-name="T1">由</text:span><text:span text:style-name="T1">根</text:span><text:span text:style-name="T1">节</text:span><text:span text:style-name="T1">点</text:span><text:span text:style-name="T1">在</text:span><text:span text:style-name="T1">层</text:span><text:span text:style-name="T1">三</text:span><text:span text:style-name="T1">选</text:span><text:span text:style-name="T1">一</text:span><text:span text:style-name="T1">个</text:span><text:span text:style-name="T1">节</text:span><text:span text:style-name="T1">点</text:span><text:span text:style-name="T1">进</text:span><text:span text:style-name="T1">行</text:span><text:span text:style-name="T1">补</text:span><text:span text:style-name="T1">全</text:span><text:span text:style-name="T1">层</text:span><text:span text:style-name="T1">二</text:span></text:p>
          </draw:text-box>
        </draw:frame>
        <draw:custom-shape draw:style-name="gr39" draw:text-style-name="P16" xml:id="id17" draw:id="id17" draw:layer="layout" svg:width="1.25cm" svg:height="1.25cm" svg:x="5.817cm" svg:y="6.641cm">
          <text:p text:style-name="P3"><text:span text:style-name="T2">层一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18" draw:id="id18" draw:layer="layout" svg:width="1.25cm" svg:height="1.25cm" svg:x="7.438cm" svg:y="6.641cm">
          <text:p text:style-name="P3"><text:span text:style-name="T2">层一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676cm" svg:y1="5.712cm" svg:x2="6.442cm" svg:y2="6.641cm" draw:start-shape="id14" draw:start-glue-point="8" draw:end-shape="id17" draw:end-glue-point="4" svg:d="M6676 5712l-234 929" svg:viewBox="0 0 235 930">
          <text:p/>
        </draw:connector>
        <draw:connector draw:style-name="gr44" draw:text-style-name="P1" draw:layer="layout" draw:type="line" svg:x1="7.118cm" svg:y1="5.529cm" svg:x2="8.063cm" svg:y2="6.641cm" draw:start-shape="id14" draw:start-glue-point="9" draw:end-shape="id18" draw:end-glue-point="4" svg:d="M7118 5529l945 1112" svg:viewBox="0 0 946 1113">
          <text:p/>
        </draw:connector>
        <draw:custom-shape draw:style-name="gr3" draw:text-style-name="P4" xml:id="id19" draw:id="id19" draw:layer="layout" svg:width="1.25cm" svg:height="1.25cm" svg:x="14.581cm" svg:y="2.608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20" draw:id="id20" draw:layer="layout" svg:width="1.25cm" svg:height="1.25cm" svg:x="13.431cm" svg:y="4.48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21" draw:id="id21" draw:layer="layout" svg:width="1.25cm" svg:height="1.25cm" svg:x="15.952cm" svg:y="4.46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764cm" svg:y1="3.675cm" svg:x2="14.056cm" svg:y2="4.489cm" draw:start-shape="id19" draw:start-glue-point="7" draw:end-shape="id20" draw:end-glue-point="4" svg:d="M14764 3675l-708 814" svg:viewBox="0 0 709 815">
          <text:p/>
        </draw:connector>
        <draw:connector draw:style-name="gr38" draw:text-style-name="P1" draw:layer="layout" draw:type="line" svg:x1="15.648cm" svg:y1="3.675cm" svg:x2="16.577cm" svg:y2="4.463cm" draw:start-shape="id19" draw:start-glue-point="9" draw:end-shape="id21" draw:end-glue-point="4" svg:d="M15648 3675l929 788" svg:viewBox="0 0 930 789">
          <text:p/>
        </draw:connector>
        <draw:custom-shape draw:style-name="gr39" draw:text-style-name="P16" xml:id="id22" draw:id="id22" draw:layer="layout" svg:width="1.25cm" svg:height="1.25cm" svg:x="12.232cm" svg:y="6.642cm">
          <text:p text:style-name="P3"><text:span text:style-name="T2">层一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xml:id="id23" draw:id="id23" draw:layer="layout" svg:width="1.25cm" svg:height="1.25cm" svg:x="13.953cm" svg:y="6.642cm">
          <text:p text:style-name="P3"><text:span text:style-name="T2">层一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3.614cm" svg:y1="5.556cm" svg:x2="12.857cm" svg:y2="6.642cm" draw:start-shape="id20" draw:start-glue-point="7" draw:end-shape="id22" draw:end-glue-point="4" svg:d="M13614 5556l-757 1086" svg:viewBox="0 0 758 1087">
          <text:p/>
        </draw:connector>
        <draw:connector draw:style-name="gr41" draw:text-style-name="P1" draw:layer="layout" draw:type="line" svg:x1="14.056cm" svg:y1="5.739cm" svg:x2="14.578cm" svg:y2="6.642cm" draw:start-shape="id20" draw:start-glue-point="8" draw:end-shape="id23" draw:end-glue-point="4" svg:d="M14056 5739l522 903" svg:viewBox="0 0 523 904">
          <text:p/>
        </draw:connector>
        <draw:custom-shape draw:style-name="gr39" draw:text-style-name="P16" xml:id="id24" draw:id="id24" draw:layer="layout" svg:width="1.25cm" svg:height="1.25cm" svg:x="15.718cm" svg:y="6.642cm">
          <text:p text:style-name="P3"><text:span text:style-name="T2">层一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25" draw:id="id25" draw:layer="layout" svg:width="1.25cm" svg:height="1.25cm" svg:x="17.339cm" svg:y="6.642cm">
          <text:p text:style-name="P3"><text:span text:style-name="T2">层一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6.577cm" svg:y1="5.713cm" svg:x2="16.343cm" svg:y2="6.642cm" draw:start-shape="id21" draw:start-glue-point="8" draw:end-shape="id24" draw:end-glue-point="4" svg:d="M16577 5713l-234 929" svg:viewBox="0 0 235 930">
          <text:p/>
        </draw:connector>
        <draw:connector draw:style-name="gr44" draw:text-style-name="P1" draw:layer="layout" draw:type="line" svg:x1="17.019cm" svg:y1="5.53cm" svg:x2="17.964cm" svg:y2="6.642cm" draw:start-shape="id21" draw:start-glue-point="9" draw:end-shape="id25" draw:end-glue-point="4" svg:d="M17019 5530l945 1112" svg:viewBox="0 0 946 1113">
          <text:p/>
        </draw:connector>
        <draw:line draw:style-name="gr45" draw:text-style-name="P1" draw:layer="layout" svg:x1="14.334cm" svg:y1="5.86cm" svg:x2="14.111cm" svg:y2="6.142cm">
          <text:p/>
        </draw:line>
        <draw:line draw:style-name="gr45" draw:text-style-name="P1" draw:layer="layout" svg:x1="14.022cm" svg:y1="5.904cm" svg:x2="14.393cm" svg:y2="6.097cm">
          <text:p/>
        </draw:line>
        <draw:line draw:style-name="gr46" draw:text-style-name="P1" draw:layer="layout" svg:x1="9.135cm" svg:y1="4.919cm" svg:x2="11.363cm" svg:y2="4.919cm">
          <text:p/>
        </draw:line>
        <draw:frame draw:style-name="gr21" draw:text-style-name="P2" draw:layer="layout" svg:width="2.771cm" svg:height="1.541cm" svg:x="8.919cm" svg:y="3.372cm">
          <draw:text-box>
            <text:p><text:span text:style-name="T1">层</text:span><text:span text:style-name="T1">三</text:span><text:span text:style-name="T1">及</text:span><text:span text:style-name="T1">以</text:span><text:span text:style-name="T1">下</text:span><text:span text:style-name="T1">节</text:span><text:span text:style-name="T1">点</text:span><text:span text:style-name="T1">故</text:span><text:span text:style-name="T1">障</text:span><text:span text:style-name="T1">，</text:span><text:span text:style-name="T1">不</text:span><text:span text:style-name="T1">改</text:span><text:span text:style-name="T1">动</text:span><text:span text:style-name="T1">拓</text:span><text:span text:style-name="T1">扑</text:span><text:span text:style-name="T1">，</text:span><text:span text:style-name="T1">如</text:span><text:span text:style-name="T1">果</text:span><text:span text:style-name="T1">出</text:span><text:span text:style-name="T1">现</text:span><text:span text:style-name="T1">不</text:span><text:span text:style-name="T1">平</text:span><text:span text:style-name="T1">衡</text:span><text:span text:style-name="T1">状</text:span><text:span text:style-name="T1">态</text:span><text:span text:style-name="T1">，</text:span><text:span text:style-name="T1">还</text:span><text:span text:style-name="T1">是</text:span><text:span text:style-name="T1">需</text:span><text:span text:style-name="T1">要</text:span><text:span text:style-name="T1">从</text:span><text:span text:style-name="T1">下</text:span><text:span text:style-name="T1">一</text:span><text:span text:style-name="T1">层</text:span><text:span text:style-name="T1">进</text:span><text:span text:style-name="T1">行</text:span><text:span text:style-name="T1">补</text:span><text:span text:style-name="T1">充</text:span><text:span text:style-name="T1">，</text:span><text:span text:style-name="T1">总</text:span><text:span text:style-name="T1">之</text:span><text:span text:style-name="T1">让</text:span><text:span text:style-name="T1">每</text:span><text:span text:style-name="T1">个</text:span><text:span text:style-name="T1">节</text:span><text:span text:style-name="T1">点</text:span><text:span text:style-name="T1">的</text:span><text:span text:style-name="T1">负</text:span><text:span text:style-name="T1">载</text:span><text:span text:style-name="T1">均</text:span><text:span text:style-name="T1">衡</text:span><text:span text:style-name="T1">起</text:span><text:span text:style-name="T1">来</text:span></text:p>
          </draw:text-box>
        </draw:frame>
        <draw:custom-shape draw:style-name="gr3" draw:text-style-name="P4" xml:id="id26" draw:id="id26" draw:layer="layout" svg:width="1.25cm" svg:height="1.25cm" svg:x="4.681cm" svg:y="11.708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xml:id="id27" draw:id="id27" draw:layer="layout" svg:width="1.25cm" svg:height="1.25cm" svg:x="3.531cm" svg:y="13.58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28" draw:id="id28" draw:layer="layout" svg:width="1.25cm" svg:height="1.25cm" svg:x="6.052cm" svg:y="13.56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864cm" svg:y1="12.775cm" svg:x2="4.156cm" svg:y2="13.589cm" draw:start-shape="id26" draw:start-glue-point="7" draw:end-shape="id27" draw:end-glue-point="4" svg:d="M4864 12775l-708 814" svg:viewBox="0 0 709 815">
          <text:p/>
        </draw:connector>
        <draw:connector draw:style-name="gr38" draw:text-style-name="P1" draw:layer="layout" draw:type="line" svg:x1="5.748cm" svg:y1="12.775cm" svg:x2="6.677cm" svg:y2="13.563cm" draw:start-shape="id26" draw:start-glue-point="9" draw:end-shape="id28" draw:end-glue-point="4" svg:d="M5748 12775l929 788" svg:viewBox="0 0 930 789">
          <text:p/>
        </draw:connector>
        <draw:custom-shape draw:style-name="gr39" draw:text-style-name="P16" xml:id="id29" draw:id="id29" draw:layer="layout" svg:width="1.25cm" svg:height="1.25cm" svg:x="2.332cm" svg:y="15.742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30" draw:id="id30" draw:layer="layout" svg:width="1.25cm" svg:height="1.25cm" svg:x="4.053cm" svg:y="15.742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3.714cm" svg:y1="14.656cm" svg:x2="2.957cm" svg:y2="15.742cm" draw:start-shape="id27" draw:start-glue-point="7" draw:end-shape="id29" draw:end-glue-point="4" svg:d="M3714 14656l-757 1086" svg:viewBox="0 0 758 1087">
          <text:p/>
        </draw:connector>
        <draw:connector draw:style-name="gr41" draw:text-style-name="P1" draw:layer="layout" draw:type="line" svg:x1="4.156cm" svg:y1="14.839cm" svg:x2="4.678cm" svg:y2="15.742cm" draw:start-shape="id27" draw:start-glue-point="8" draw:end-shape="id30" draw:end-glue-point="4" svg:d="M4156 14839l522 903" svg:viewBox="0 0 523 904">
          <text:p/>
        </draw:connector>
        <draw:frame draw:style-name="gr2" draw:text-style-name="P2" draw:layer="layout" svg:width="1.875cm" svg:height="0.767cm" svg:x="2.678cm" svg:y="11.86cm">
          <draw:text-box>
            <text:p><text:span text:style-name="T1">层</text:span><text:span text:style-name="T1">一</text:span><text:span text:style-name="T1">只</text:span><text:span text:style-name="T1">有</text:span><text:span text:style-name="T1">主</text:span><text:span text:style-name="T1">点</text:span><text:span text:style-name="T1">，</text:span><text:span text:style-name="T1">即</text:span><text:span text:style-name="T1">二</text:span><text:span text:style-name="T1">叉</text:span><text:span text:style-name="T1">树</text:span><text:span text:style-name="T1">根</text:span><text:span text:style-name="T1">节</text:span><text:span text:style-name="T1">点</text:span></text:p>
          </draw:text-box>
        </draw:frame>
        <draw:custom-shape draw:style-name="gr39" draw:text-style-name="P16" xml:id="id31" draw:id="id31" draw:layer="layout" svg:width="1.25cm" svg:height="1.25cm" svg:x="5.818cm" svg:y="15.742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32" draw:id="id32" draw:layer="layout" svg:width="1.25cm" svg:height="1.25cm" svg:x="7.439cm" svg:y="15.742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677cm" svg:y1="14.813cm" svg:x2="6.443cm" svg:y2="15.742cm" draw:start-shape="id28" draw:start-glue-point="8" draw:end-shape="id31" draw:end-glue-point="4" svg:d="M6677 14813l-234 929" svg:viewBox="0 0 235 930">
          <text:p/>
        </draw:connector>
        <draw:connector draw:style-name="gr44" draw:text-style-name="P1" draw:layer="layout" draw:type="line" svg:x1="7.119cm" svg:y1="14.63cm" svg:x2="8.064cm" svg:y2="15.742cm" draw:start-shape="id28" draw:start-glue-point="9" draw:end-shape="id32" draw:end-glue-point="4" svg:d="M7119 14630l945 1112" svg:viewBox="0 0 946 1113">
          <text:p/>
        </draw:connector>
        <draw:line draw:style-name="gr47" draw:text-style-name="P1" draw:layer="layout" svg:x1="5.206cm" svg:y1="9.406cm" svg:x2="5.206cm" svg:y2="11.01cm">
          <text:p/>
        </draw:line>
        <draw:frame draw:style-name="gr28" draw:text-style-name="P2" draw:layer="layout" svg:width="1.875cm" svg:height="2.315cm" svg:x="2.78cm" svg:y="9.044cm">
          <draw:text-box>
            <text:p><text:span text:style-name="T1">层</text:span><text:span text:style-name="T1">二</text:span><text:span text:style-name="T1">节</text:span><text:span text:style-name="T1">点</text:span><text:span text:style-name="T1">故</text:span><text:span text:style-name="T1">障</text:span><text:span text:style-name="T1">，</text:span><text:span text:style-name="T1">主</text:span><text:span text:style-name="T1">点</text:span><text:span text:style-name="T1">需</text:span><text:span text:style-name="T1">要</text:span><text:span text:style-name="T1">从</text:span><text:span text:style-name="T1">层</text:span><text:span text:style-name="T1">三</text:span><text:span text:style-name="T1">中</text:span><text:span text:style-name="T1">选</text:span><text:span text:style-name="T1">择</text:span><text:span text:style-name="T1">一</text:span><text:span text:style-name="T1">个</text:span><text:span text:style-name="T1">补</text:span><text:span text:style-name="T1">到</text:span><text:span text:style-name="T1">层</text:span><text:span text:style-name="T1">二</text:span><text:span text:style-name="T1">，</text:span><text:span text:style-name="T1">选</text:span><text:span text:style-name="T1">择</text:span><text:span text:style-name="T1">不</text:span><text:span text:style-name="T1">用</text:span><text:span text:style-name="T1">很</text:span><text:span text:style-name="T1">精</text:span><text:span text:style-name="T1">准</text:span><text:span text:style-name="T1">，</text:span><text:span text:style-name="T1">按</text:span><text:span text:style-name="T1">照</text:span><text:span text:style-name="T1">内</text:span><text:span text:style-name="T1">存</text:span><text:span text:style-name="T1">维</text:span><text:span text:style-name="T1">护</text:span><text:span text:style-name="T1">的</text:span><text:span text:style-name="T1">数</text:span><text:span text:style-name="T1">据</text:span><text:span text:style-name="T1">就</text:span><text:span text:style-name="T1">可</text:span><text:span text:style-name="T1">以</text:span><text:span text:style-name="T1">，</text:span><text:span text:style-name="T1">主</text:span><text:span text:style-name="T1">点</text:span><text:span text:style-name="T1">可</text:span><text:span text:style-name="T1">以</text:span><text:span text:style-name="T1">补</text:span><text:span text:style-name="T1">数</text:span><text:span text:style-name="T1">据</text:span></text:p>
          </draw:text-box>
        </draw:frame>
        <draw:line draw:style-name="gr45" draw:text-style-name="P1" draw:layer="layout" svg:x1="4.735cm" svg:y1="12.961cm" svg:x2="4.512cm" svg:y2="13.243cm">
          <text:p/>
        </draw:line>
        <draw:line draw:style-name="gr45" draw:text-style-name="P1" draw:layer="layout" svg:x1="4.423cm" svg:y1="13.005cm" svg:x2="4.794cm" svg:y2="13.198cm">
          <text:p/>
        </draw:line>
        <draw:custom-shape draw:style-name="gr3" draw:text-style-name="P4" xml:id="id33" draw:id="id33" draw:layer="layout" svg:width="1.25cm" svg:height="1.25cm" svg:x="14.482cm" svg:y="11.709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34" draw:id="id34" draw:layer="layout" svg:width="1.25cm" svg:height="1.25cm" svg:x="13.332cm" svg:y="13.5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35" draw:id="id35" draw:layer="layout" svg:width="1.25cm" svg:height="1.25cm" svg:x="15.853cm" svg:y="13.564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665cm" svg:y1="12.776cm" svg:x2="13.957cm" svg:y2="13.59cm" draw:start-shape="id33" draw:start-glue-point="7" draw:end-shape="id34" draw:end-glue-point="4" svg:d="M14665 12776l-708 814" svg:viewBox="0 0 709 815">
          <text:p/>
        </draw:connector>
        <draw:connector draw:style-name="gr38" draw:text-style-name="P1" draw:layer="layout" draw:type="line" svg:x1="15.549cm" svg:y1="12.776cm" svg:x2="16.478cm" svg:y2="13.564cm" draw:start-shape="id33" draw:start-glue-point="9" draw:end-shape="id35" draw:end-glue-point="4" svg:d="M15549 12776l929 788" svg:viewBox="0 0 930 789">
          <text:p/>
        </draw:connector>
        <draw:custom-shape draw:style-name="gr39" draw:text-style-name="P16" xml:id="id36" draw:id="id36" draw:layer="layout" svg:width="1.25cm" svg:height="1.25cm" svg:x="13.854cm" svg:y="15.74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957cm" svg:y1="14.84cm" svg:x2="14.479cm" svg:y2="15.743cm" draw:start-shape="id34" draw:start-glue-point="8" draw:end-shape="id36" draw:end-glue-point="4" svg:d="M13957 14840l522 903" svg:viewBox="0 0 523 904">
          <text:p/>
        </draw:connector>
        <draw:custom-shape draw:style-name="gr39" draw:text-style-name="P16" xml:id="id37" draw:id="id37" draw:layer="layout" svg:width="1.25cm" svg:height="1.25cm" svg:x="15.619cm" svg:y="15.743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38" draw:id="id38" draw:layer="layout" svg:width="1.25cm" svg:height="1.25cm" svg:x="17.24cm" svg:y="15.743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6.478cm" svg:y1="14.814cm" svg:x2="16.244cm" svg:y2="15.743cm" draw:start-shape="id35" draw:start-glue-point="8" draw:end-shape="id37" draw:end-glue-point="4" svg:d="M16478 14814l-234 929" svg:viewBox="0 0 235 930">
          <text:p/>
        </draw:connector>
        <draw:connector draw:style-name="gr44" draw:text-style-name="P1" draw:layer="layout" draw:type="line" svg:x1="16.92cm" svg:y1="14.631cm" svg:x2="17.865cm" svg:y2="15.743cm" draw:start-shape="id35" draw:start-glue-point="9" draw:end-shape="id38" draw:end-glue-point="4" svg:d="M16920 14631l945 1112" svg:viewBox="0 0 946 1113">
          <text:p/>
        </draw:connector>
        <draw:line draw:style-name="gr46" draw:text-style-name="P1" draw:layer="layout" svg:x1="9.136cm" svg:y1="14.095cm" svg:x2="11.364cm" svg:y2="14.095cm">
          <text:p/>
        </draw:line>
        <draw:frame draw:style-name="gr21" draw:text-style-name="P2" draw:layer="layout" svg:width="2.771cm" svg:height="1.541cm" svg:x="8.92cm" svg:y="12.548cm">
          <draw:text-box>
            <text:p><text:span text:style-name="T1">层</text:span><text:span text:style-name="T1">三</text:span><text:span text:style-name="T1">及</text:span><text:span text:style-name="T1">以</text:span><text:span text:style-name="T1">下</text:span><text:span text:style-name="T1">节</text:span><text:span text:style-name="T1">点</text:span><text:span text:style-name="T1">故</text:span><text:span text:style-name="T1">障</text:span><text:span text:style-name="T1">，</text:span><text:span text:style-name="T1">不</text:span><text:span text:style-name="T1">改</text:span><text:span text:style-name="T1">动</text:span><text:span text:style-name="T1">拓</text:span><text:span text:style-name="T1">扑</text:span><text:span text:style-name="T1">，</text:span><text:span text:style-name="T1">如</text:span><text:span text:style-name="T1">果</text:span><text:span text:style-name="T1">出</text:span><text:span text:style-name="T1">现</text:span><text:span text:style-name="T1">不</text:span><text:span text:style-name="T1">平</text:span><text:span text:style-name="T1">衡</text:span><text:span text:style-name="T1">状</text:span><text:span text:style-name="T1">态</text:span><text:span text:style-name="T1">，</text:span><text:span text:style-name="T1">还</text:span><text:span text:style-name="T1">是</text:span><text:span text:style-name="T1">需</text:span><text:span text:style-name="T1">要</text:span><text:span text:style-name="T1">从</text:span><text:span text:style-name="T1">下</text:span><text:span text:style-name="T1">一</text:span><text:span text:style-name="T1">层</text:span><text:span text:style-name="T1">进</text:span><text:span text:style-name="T1">行</text:span><text:span text:style-name="T1">补</text:span><text:span text:style-name="T1">充</text:span><text:span text:style-name="T1">，</text:span><text:span text:style-name="T1">总</text:span><text:span text:style-name="T1">之</text:span><text:span text:style-name="T1">让</text:span><text:span text:style-name="T1">每</text:span><text:span text:style-name="T1">个</text:span><text:span text:style-name="T1">节</text:span><text:span text:style-name="T1">点</text:span><text:span text:style-name="T1">的</text:span><text:span text:style-name="T1">负</text:span><text:span text:style-name="T1">载</text:span><text:span text:style-name="T1">均</text:span><text:span text:style-name="T1">衡</text:span><text:span text:style-name="T1">起</text:span><text:span text:style-name="T1">来</text:span></text:p>
          </draw:text-box>
        </draw:frame>
        <draw:custom-shape draw:style-name="gr29" draw:text-style-name="P14" xml:id="id39" draw:id="id39" draw:layer="layout" svg:width="1.25cm" svg:height="1.25cm" svg:x="4.682cm" svg:y="21.509cm">
          <text:p text:style-name="P3"><text:span text:style-name="T2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25cm" svg:height="1.25cm" svg:x="3.532cm" svg:y="23.39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1" draw:id="id41" draw:layer="layout" svg:width="1.25cm" svg:height="1.25cm" svg:x="6.053cm" svg:y="23.364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4.865cm" svg:y1="22.576cm" svg:x2="4.157cm" svg:y2="23.39cm" draw:start-shape="id39" draw:start-glue-point="7" draw:end-shape="id40" draw:end-glue-point="4" svg:d="M4865 22576l-708 814" svg:viewBox="0 0 709 815">
          <text:p/>
        </draw:connector>
        <draw:connector draw:style-name="gr38" draw:text-style-name="P1" draw:layer="layout" draw:type="line" svg:x1="5.749cm" svg:y1="22.576cm" svg:x2="6.678cm" svg:y2="23.364cm" draw:start-shape="id39" draw:start-glue-point="9" draw:end-shape="id41" draw:end-glue-point="4" svg:d="M5749 22576l929 788" svg:viewBox="0 0 930 789">
          <text:p/>
        </draw:connector>
        <draw:custom-shape draw:style-name="gr39" draw:text-style-name="P16" xml:id="id42" draw:id="id42" draw:layer="layout" svg:width="1.25cm" svg:height="1.25cm" svg:x="2.333cm" svg:y="25.543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43" draw:id="id43" draw:layer="layout" svg:width="1.25cm" svg:height="1.25cm" svg:x="4.054cm" svg:y="25.543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3.715cm" svg:y1="24.457cm" svg:x2="2.958cm" svg:y2="25.543cm" draw:start-shape="id40" draw:start-glue-point="7" draw:end-shape="id42" draw:end-glue-point="4" svg:d="M3715 24457l-757 1086" svg:viewBox="0 0 758 1087">
          <text:p/>
        </draw:connector>
        <draw:connector draw:style-name="gr41" draw:text-style-name="P1" draw:layer="layout" draw:type="line" svg:x1="4.157cm" svg:y1="24.64cm" svg:x2="4.679cm" svg:y2="25.543cm" draw:start-shape="id40" draw:start-glue-point="8" draw:end-shape="id43" draw:end-glue-point="4" svg:d="M4157 24640l522 903" svg:viewBox="0 0 523 904">
          <text:p/>
        </draw:connector>
        <draw:frame draw:style-name="gr15" draw:text-style-name="P2" draw:layer="layout" svg:width="1.949cm" svg:height="1.025cm" svg:x="2.468cm" svg:y="21.524cm">
          <draw:text-box>
            <text:p><text:span text:style-name="T1">层</text:span><text:span text:style-name="T1">一</text:span><text:span text:style-name="T1">主</text:span><text:span text:style-name="T1">点</text:span><text:span text:style-name="T1">故</text:span><text:span text:style-name="T1">障</text:span><text:span text:style-name="T1">，</text:span><text:span text:style-name="T1">需</text:span><text:span text:style-name="T1">要</text:span><text:span text:style-name="T1">从</text:span><text:span text:style-name="T1">层</text:span><text:span text:style-name="T1">2</text:span><text:span text:style-name="T1">选</text:span><text:span text:style-name="T1">主</text:span><text:span text:style-name="T1">点</text:span></text:p>
          </draw:text-box>
        </draw:frame>
        <draw:custom-shape draw:style-name="gr39" draw:text-style-name="P16" xml:id="id44" draw:id="id44" draw:layer="layout" svg:width="1.25cm" svg:height="1.25cm" svg:x="5.819cm" svg:y="25.543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45" draw:id="id45" draw:layer="layout" svg:width="1.25cm" svg:height="1.25cm" svg:x="7.44cm" svg:y="25.543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6.678cm" svg:y1="24.614cm" svg:x2="6.444cm" svg:y2="25.543cm" draw:start-shape="id41" draw:start-glue-point="8" draw:end-shape="id44" draw:end-glue-point="4" svg:d="M6678 24614l-234 929" svg:viewBox="0 0 235 930">
          <text:p/>
        </draw:connector>
        <draw:connector draw:style-name="gr44" draw:text-style-name="P1" draw:layer="layout" draw:type="line" svg:x1="7.12cm" svg:y1="24.431cm" svg:x2="8.065cm" svg:y2="25.543cm" draw:start-shape="id41" draw:start-glue-point="9" draw:end-shape="id45" draw:end-glue-point="4" svg:d="M7120 24431l945 1112" svg:viewBox="0 0 946 1113">
          <text:p/>
        </draw:connector>
        <draw:line draw:style-name="gr45" draw:text-style-name="P1" draw:layer="layout" svg:x1="5.401cm" svg:y1="21.377cm" svg:x2="5.178cm" svg:y2="21.659cm">
          <text:p/>
        </draw:line>
        <draw:line draw:style-name="gr45" draw:text-style-name="P1" draw:layer="layout" svg:x1="5.089cm" svg:y1="21.421cm" svg:x2="5.46cm" svg:y2="21.614cm">
          <text:p/>
        </draw:line>
        <draw:custom-shape draw:style-name="gr3" draw:text-style-name="P4" xml:id="id46" draw:id="id46" draw:layer="layout" svg:width="1.25cm" svg:height="1.25cm" svg:x="14.383cm" svg:y="21.485cm">
          <text:p text:style-name="P3"><text:span text:style-name="T3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7" draw:id="id47" draw:layer="layout" svg:width="1.25cm" svg:height="1.25cm" svg:x="13.233cm" svg:y="23.366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8" draw:id="id48" draw:layer="layout" svg:width="1.25cm" svg:height="1.25cm" svg:x="15.754cm" svg:y="23.34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14.566cm" svg:y1="22.552cm" svg:x2="13.858cm" svg:y2="23.366cm" draw:start-shape="id46" draw:start-glue-point="7" draw:end-shape="id47" draw:end-glue-point="4" svg:d="M14566 22552l-708 814" svg:viewBox="0 0 709 815">
          <text:p/>
        </draw:connector>
        <draw:connector draw:style-name="gr38" draw:text-style-name="P1" draw:layer="layout" draw:type="line" svg:x1="15.45cm" svg:y1="22.552cm" svg:x2="16.379cm" svg:y2="23.34cm" draw:start-shape="id46" draw:start-glue-point="9" draw:end-shape="id48" draw:end-glue-point="4" svg:d="M15450 22552l929 788" svg:viewBox="0 0 930 789">
          <text:p/>
        </draw:connector>
        <draw:custom-shape draw:style-name="gr49" draw:text-style-name="P19" xml:id="id52" draw:id="id52" draw:layer="layout" svg:width="1.25cm" svg:height="1.25cm" svg:x="12.034cm" svg:y="25.519cm">
          <text:p text:style-name="P18"><text:span text:style-name="T3">备点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49" draw:id="id49" draw:layer="layout" svg:width="1.25cm" svg:height="1.25cm" svg:x="13.755cm" svg:y="25.519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3.858cm" svg:y1="24.616cm" svg:x2="14.38cm" svg:y2="25.519cm" draw:start-shape="id47" draw:start-glue-point="8" draw:end-shape="id49" draw:end-glue-point="4" svg:d="M13858 24616l522 903" svg:viewBox="0 0 523 904">
          <text:p/>
        </draw:connector>
        <draw:frame draw:style-name="gr50" draw:text-style-name="P2" draw:layer="layout" svg:width="2.666cm" svg:height="1.799cm" svg:x="8.649cm" svg:y="21.847cm">
          <draw:text-box>
            <text:p><text:span text:style-name="T1">层</text:span><text:span text:style-name="T1">一</text:span><text:span text:style-name="T1">主</text:span><text:span text:style-name="T1">点</text:span><text:span text:style-name="T1">故</text:span><text:span text:style-name="T1">障</text:span><text:span text:style-name="T1">，</text:span><text:span text:style-name="T1">需</text:span><text:span text:style-name="T1">要</text:span><text:span text:style-name="T1">从</text:span><text:span text:style-name="T1">层</text:span><text:span text:style-name="T1">2</text:span><text:span text:style-name="T1">选</text:span><text:span text:style-name="T1">主</text:span><text:span text:style-name="T1">点</text:span><text:span text:style-name="T1">，</text:span><text:span text:style-name="T1">然</text:span><text:span text:style-name="T1">后</text:span><text:span text:style-name="T1">从</text:span><text:span text:style-name="T1">层</text:span><text:span text:style-name="T1">3</text:span><text:span text:style-name="T1">中</text:span><text:span text:style-name="T1">选</text:span><text:span text:style-name="T1">备</text:span><text:span text:style-name="T1">点</text:span><text:span text:style-name="T1">补</text:span><text:span text:style-name="T1">充</text:span><text:span text:style-name="T1">到</text:span><text:span text:style-name="T1">层</text:span><text:span text:style-name="T1">2</text:span><text:span text:style-name="T1">，</text:span><text:span text:style-name="T1">层</text:span><text:span text:style-name="T1">3</text:span><text:span text:style-name="T1">有</text:span><text:span text:style-name="T1">可</text:span><text:span text:style-name="T1">能</text:span><text:span text:style-name="T1">有</text:span><text:span text:style-name="T1">层</text:span><text:span text:style-name="T1">4</text:span><text:span text:style-name="T1">补</text:span><text:span text:style-name="T1">充</text:span><text:span text:style-name="T1">上</text:span><text:span text:style-name="T1">来</text:span><text:span text:style-name="T1">的</text:span><text:span text:style-name="T1">，</text:span><text:span text:style-name="T1">需</text:span><text:span text:style-name="T1">要</text:span><text:span text:style-name="T1">避</text:span><text:span text:style-name="T1">免</text:span><text:span text:style-name="T1">选</text:span><text:span text:style-name="T1">他</text:span><text:span text:style-name="T1">们</text:span><text:span text:style-name="T1">，</text:span><text:span text:style-name="T1">即</text:span><text:span text:style-name="T1">层</text:span><text:span text:style-name="T1">2</text:span><text:span text:style-name="T1">的</text:span><text:span text:style-name="T1">节</text:span><text:span text:style-name="T1">点</text:span><text:span text:style-name="T1">要</text:span><text:span text:style-name="T1">和</text:span><text:span text:style-name="T1">层</text:span><text:span text:style-name="T1">1</text:span><text:span text:style-name="T1">挂</text:span><text:span text:style-name="T1">载</text:span><text:span text:style-name="T1">应</text:span><text:span text:style-name="T1">用</text:span><text:span text:style-name="T1">相</text:span><text:span text:style-name="T1">同</text:span><text:span text:style-name="T1">。</text:span></text:p>
          </draw:text-box>
        </draw:frame>
        <draw:custom-shape draw:style-name="gr39" draw:text-style-name="P16" xml:id="id50" draw:id="id50" draw:layer="layout" svg:width="1.25cm" svg:height="1.25cm" svg:x="15.52cm" svg:y="25.519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51" draw:id="id51" draw:layer="layout" svg:width="1.25cm" svg:height="1.25cm" svg:x="17.141cm" svg:y="25.519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6.379cm" svg:y1="24.59cm" svg:x2="16.145cm" svg:y2="25.519cm" draw:start-shape="id48" draw:start-glue-point="8" draw:end-shape="id50" draw:end-glue-point="4" svg:d="M16379 24590l-234 929" svg:viewBox="0 0 235 930">
          <text:p/>
        </draw:connector>
        <draw:connector draw:style-name="gr44" draw:text-style-name="P1" draw:layer="layout" draw:type="line" svg:x1="16.821cm" svg:y1="24.407cm" svg:x2="17.766cm" svg:y2="25.519cm" draw:start-shape="id48" draw:start-glue-point="9" draw:end-shape="id51" draw:end-glue-point="4" svg:d="M16821 24407l945 1112" svg:viewBox="0 0 946 1113">
          <text:p/>
        </draw:connector>
        <draw:connector draw:style-name="gr51" draw:text-style-name="P1" draw:layer="layout" draw:type="curve" svg:x1="13.233cm" svg:y1="23.991cm" svg:x2="14.566cm" svg:y2="21.668cm" draw:start-shape="id47" draw:start-glue-point="6" draw:end-shape="id46" draw:end-glue-point="5" svg:d="M13233 23991c-751 0-1418-2323 1333-2323" svg:viewBox="0 0 1993 2324">
          <text:p/>
        </draw:connector>
        <draw:connector draw:style-name="gr51" draw:text-style-name="P1" draw:layer="layout" draw:type="curve" svg:x1="12.034cm" svg:y1="26.144cm" svg:x2="13.233cm" svg:y2="23.991cm" draw:start-shape="id52" draw:start-glue-point="6" draw:end-shape="id47" draw:end-glue-point="6" svg:d="M12034 26144c-751 0-1351-2153 1199-2153" svg:viewBox="0 0 1849 2154">
          <text:p/>
        </draw:connector>
        <draw:line draw:style-name="gr46" draw:text-style-name="P1" draw:layer="layout" svg:x1="9.136cm" svg:y1="23.795cm" svg:x2="11.364cm" svg:y2="23.795cm">
          <text:p/>
        </draw:line>
      </draw:page>
      <draw:page draw:name="page3" draw:style-name="dp1" draw:master-page-name="默认">
        <draw:custom-shape draw:style-name="gr3" draw:text-style-name="P4" xml:id="id53" draw:id="id53" draw:layer="layout" svg:width="1.25cm" svg:height="1.25cm" svg:x="9.806cm" svg:y="4.662cm">
          <text:p text:style-name="P3"><text:span text:style-name="T3">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54" draw:id="id54" draw:layer="layout" svg:width="1.25cm" svg:height="1.25cm" svg:x="8.656cm" svg:y="6.543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55" draw:id="id55" draw:layer="layout" svg:width="1.25cm" svg:height="1.25cm" svg:x="11.177cm" svg:y="6.517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9.989cm" svg:y1="5.729cm" svg:x2="9.281cm" svg:y2="6.543cm" draw:start-shape="id53" draw:start-glue-point="7" draw:end-shape="id54" draw:end-glue-point="4" svg:d="M9989 5729l-708 814" svg:viewBox="0 0 709 815">
          <text:p/>
        </draw:connector>
        <draw:connector draw:style-name="gr38" draw:text-style-name="P1" draw:layer="layout" draw:type="line" svg:x1="10.873cm" svg:y1="5.729cm" svg:x2="11.802cm" svg:y2="6.517cm" draw:start-shape="id53" draw:start-glue-point="9" draw:end-shape="id55" draw:end-glue-point="4" svg:d="M10873 5729l929 788" svg:viewBox="0 0 930 789">
          <text:p/>
        </draw:connector>
        <draw:custom-shape draw:style-name="gr39" draw:text-style-name="P16" xml:id="id56" draw:id="id56" draw:layer="layout" svg:width="1.25cm" svg:height="1.25cm" svg:x="7.457cm" svg:y="8.696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57" draw:id="id57" draw:layer="layout" svg:width="1.25cm" svg:height="1.25cm" svg:x="9.178cm" svg:y="8.696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8.839cm" svg:y1="7.61cm" svg:x2="8.082cm" svg:y2="8.696cm" draw:start-shape="id54" draw:start-glue-point="7" draw:end-shape="id56" draw:end-glue-point="4" svg:d="M8839 7610l-757 1086" svg:viewBox="0 0 758 1087">
          <text:p/>
        </draw:connector>
        <draw:connector draw:style-name="gr41" draw:text-style-name="P1" draw:layer="layout" draw:type="line" svg:x1="9.281cm" svg:y1="7.793cm" svg:x2="9.803cm" svg:y2="8.696cm" draw:start-shape="id54" draw:start-glue-point="8" draw:end-shape="id57" draw:end-glue-point="4" svg:d="M9281 7793l522 903" svg:viewBox="0 0 523 904">
          <text:p/>
        </draw:connector>
        <draw:frame draw:style-name="gr52" draw:text-style-name="P2" draw:layer="layout" svg:width="3.143cm" svg:height="1.575cm" svg:x="3.541cm" svg:y="8.873cm">
          <draw:text-box>
            <text:p><text:span text:style-name="T1">层</text:span><text:span text:style-name="T1">4</text:span><text:span text:style-name="T1">用</text:span><text:span text:style-name="T1">作</text:span><text:span text:style-name="T1">负</text:span><text:span text:style-name="T1">载</text:span><text:span text:style-name="T1">均</text:span><text:span text:style-name="T1">衡</text:span><text:span text:style-name="T1">层</text:span><text:span text:style-name="T1">，</text:span><text:span text:style-name="T1">不</text:span><text:span text:style-name="T1">参</text:span><text:span text:style-name="T1">与</text:span><text:span text:style-name="T1">选</text:span><text:span text:style-name="T1">举</text:span><text:span text:style-name="T1">，</text:span><text:span text:style-name="T1">即</text:span><text:span text:style-name="T1">使</text:span><text:span text:style-name="T1">调</text:span><text:span text:style-name="T1">整</text:span><text:span text:style-name="T1">到</text:span><text:span text:style-name="T1">第</text:span><text:span text:style-name="T1">3</text:span><text:span text:style-name="T1">层</text:span><text:span text:style-name="T1">、</text:span><text:span text:style-name="T1">第</text:span><text:span text:style-name="T1">2</text:span><text:span text:style-name="T1">层</text:span><text:span text:style-name="T1">，</text:span><text:span text:style-name="T1">也</text:span><text:span text:style-name="T1">不</text:span><text:span text:style-name="T1">参</text:span><text:span text:style-name="T1">与</text:span><text:span text:style-name="T1">选</text:span><text:span text:style-name="T1">举</text:span><text:span text:style-name="T1">，</text:span><text:span text:style-name="T1">因</text:span><text:span text:style-name="T1">为</text:span><text:span text:style-name="T1">这</text:span><text:span text:style-name="T1">些</text:span><text:span text:style-name="T1">节</text:span><text:span text:style-name="T1">点</text:span><text:span text:style-name="T1">挂</text:span><text:span text:style-name="T1">载</text:span><text:span text:style-name="T1">的</text:span><text:span text:style-name="T1">应</text:span><text:span text:style-name="T1">用</text:span><text:span text:style-name="T1">可</text:span><text:span text:style-name="T1">能</text:span><text:span text:style-name="T1">和</text:span><text:span text:style-name="T1">层</text:span><text:span text:style-name="T1">1</text:span><text:span text:style-name="T1">、</text:span><text:span text:style-name="T1">2</text:span><text:span text:style-name="T1">、</text:span><text:span text:style-name="T1">3 </text:span><text:span text:style-name="T1">不</text:span><text:span text:style-name="T1">同</text:span></text:p>
          </draw:text-box>
        </draw:frame>
        <draw:custom-shape draw:style-name="gr39" draw:text-style-name="P16" xml:id="id58" draw:id="id58" draw:layer="layout" svg:width="1.25cm" svg:height="1.25cm" svg:x="10.943cm" svg:y="8.696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xml:id="id59" draw:id="id59" draw:layer="layout" svg:width="1.25cm" svg:height="1.25cm" svg:x="12.564cm" svg:y="8.696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line" svg:x1="11.802cm" svg:y1="7.767cm" svg:x2="11.568cm" svg:y2="8.696cm" draw:start-shape="id55" draw:start-glue-point="8" draw:end-shape="id58" draw:end-glue-point="4" svg:d="M11802 7767l-234 929" svg:viewBox="0 0 235 930">
          <text:p/>
        </draw:connector>
        <draw:connector draw:style-name="gr44" draw:text-style-name="P1" draw:layer="layout" draw:type="line" svg:x1="12.244cm" svg:y1="7.584cm" svg:x2="13.189cm" svg:y2="8.696cm" draw:start-shape="id55" draw:start-glue-point="9" draw:end-shape="id59" draw:end-glue-point="4" svg:d="M12244 7584l945 1112" svg:viewBox="0 0 946 1113">
          <text:p/>
        </draw:connector>
        <draw:custom-shape draw:style-name="gr53" draw:text-style-name="P20" xml:id="id60" draw:id="id60" draw:layer="layout" svg:width="1.25cm" svg:height="1.25cm" svg:x="4.358cm" svg:y="11.297cm">
          <text:p text:style-name="P3"><text:span text:style-name="T2">备点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1" draw:id="id61" draw:layer="layout" svg:width="1.25cm" svg:height="1.25cm" svg:x="6.079cm" svg:y="11.297cm">
          <text:p text:style-name="P3"><text:span text:style-name="T2">备点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2" draw:id="id62" draw:layer="layout" svg:width="1.25cm" svg:height="1.25cm" svg:x="7.844cm" svg:y="11.297cm">
          <text:p text:style-name="P3"><text:span text:style-name="T2">备点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3" draw:id="id63" draw:layer="layout" svg:width="1.25cm" svg:height="1.25cm" svg:x="9.465cm" svg:y="11.297cm">
          <text:p text:style-name="P3"><text:span text:style-name="T2">备点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4" draw:id="id64" draw:layer="layout" svg:width="1.25cm" svg:height="1.25cm" svg:x="11.059cm" svg:y="11.298cm">
          <text:p text:style-name="P3"><text:span text:style-name="T2">备点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5" draw:id="id65" draw:layer="layout" svg:width="1.25cm" svg:height="1.25cm" svg:x="12.78cm" svg:y="11.298cm">
          <text:p text:style-name="P3"><text:span text:style-name="T2">备点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6" draw:id="id66" draw:layer="layout" svg:width="1.25cm" svg:height="1.25cm" svg:x="14.545cm" svg:y="11.298cm">
          <text:p text:style-name="P3"><text:span text:style-name="T2">备点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0" xml:id="id67" draw:id="id67" draw:layer="layout" svg:width="1.25cm" svg:height="1.25cm" svg:x="16.166cm" svg:y="11.298cm">
          <text:p text:style-name="P3"><text:span text:style-name="T2">备点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" draw:layer="layout" draw:type="line" svg:x1="7.457cm" svg:y1="9.321cm" svg:x2="5.425cm" svg:y2="11.48cm" draw:start-shape="id56" draw:start-glue-point="6" draw:end-shape="id60" draw:end-glue-point="11" svg:d="M7457 9321l-2032 2159" svg:viewBox="0 0 2033 2160">
          <text:p/>
        </draw:connector>
        <draw:connector draw:style-name="gr55" draw:text-style-name="P1" draw:layer="layout" draw:type="line" svg:x1="8.082cm" svg:y1="9.946cm" svg:x2="6.704cm" svg:y2="11.297cm" draw:start-shape="id56" draw:start-glue-point="8" draw:end-shape="id61" draw:end-glue-point="4" svg:d="M8082 9946l-1378 1351" svg:viewBox="0 0 1379 1352">
          <text:p/>
        </draw:connector>
        <draw:connector draw:style-name="gr56" draw:text-style-name="P1" draw:layer="layout" draw:type="line" svg:x1="9.361cm" svg:y1="9.763cm" svg:x2="8.469cm" svg:y2="11.297cm" draw:start-shape="id57" draw:start-glue-point="7" draw:end-shape="id62" draw:end-glue-point="4" svg:d="M9361 9763l-892 1534" svg:viewBox="0 0 893 1535">
          <text:p/>
        </draw:connector>
        <draw:connector draw:style-name="gr57" draw:text-style-name="P1" draw:layer="layout" draw:type="line" svg:x1="9.803cm" svg:y1="9.946cm" svg:x2="10.09cm" svg:y2="11.297cm" draw:start-shape="id57" draw:start-glue-point="8" draw:end-shape="id63" draw:end-glue-point="4" svg:d="M9803 9946l287 1351" svg:viewBox="0 0 288 1352">
          <text:p/>
        </draw:connector>
        <draw:connector draw:style-name="gr58" draw:text-style-name="P1" draw:layer="layout" draw:type="line" svg:x1="11.568cm" svg:y1="9.946cm" svg:x2="11.684cm" svg:y2="11.298cm" draw:start-shape="id58" draw:start-glue-point="8" draw:end-shape="id64" draw:end-glue-point="4" svg:d="M11568 9946l116 1352" svg:viewBox="0 0 117 1353">
          <text:p/>
        </draw:connector>
        <draw:connector draw:style-name="gr59" draw:text-style-name="P1" draw:layer="layout" draw:type="line" svg:x1="12.01cm" svg:y1="9.763cm" svg:x2="13.405cm" svg:y2="11.298cm" draw:start-shape="id58" draw:start-glue-point="9" draw:end-shape="id65" draw:end-glue-point="4" svg:d="M12010 9763l1395 1535" svg:viewBox="0 0 1396 1536">
          <text:p/>
        </draw:connector>
        <draw:connector draw:style-name="gr60" draw:text-style-name="P1" draw:layer="layout" draw:type="line" svg:x1="13.631cm" svg:y1="9.763cm" svg:x2="15.17cm" svg:y2="11.298cm" draw:start-shape="id59" draw:start-glue-point="9" draw:end-shape="id66" draw:end-glue-point="4" svg:d="M13631 9763l1539 1535" svg:viewBox="0 0 1540 1536">
          <text:p/>
        </draw:connector>
        <draw:connector draw:style-name="gr61" draw:text-style-name="P1" draw:layer="layout" draw:type="line" svg:x1="13.814cm" svg:y1="9.321cm" svg:x2="16.791cm" svg:y2="11.298cm" draw:start-shape="id59" draw:start-glue-point="10" draw:end-shape="id67" draw:end-glue-point="4" svg:d="M13814 9321l2977 1977" svg:viewBox="0 0 2978 1978">
          <text:p/>
        </draw:connector>
        <draw:frame draw:style-name="gr52" draw:text-style-name="P2" draw:layer="layout" svg:width="3.143cm" svg:height="1.575cm" svg:x="8.067cm" svg:y="3.115cm">
          <draw:text-box>
            <text:p><text:span text:style-name="T1">采</text:span><text:span text:style-name="T1">用</text:span><text:span text:style-name="T1">二</text:span><text:span text:style-name="T1">叉</text:span><text:span text:style-name="T1">树</text:span><text:span text:style-name="T1">后</text:span><text:span text:style-name="T1">，</text:span><text:span text:style-name="T1">整</text:span><text:span text:style-name="T1">个</text:span><text:span text:style-name="T1">系</text:span><text:span text:style-name="T1">统</text:span><text:span text:style-name="T1">可</text:span><text:span text:style-name="T1">以</text:span><text:span text:style-name="T1">很</text:span><text:span text:style-name="T1">好</text:span><text:span text:style-name="T1">的</text:span><text:span text:style-name="T1">扩</text:span><text:span text:style-name="T1">展</text:span><text:span text:style-name="T1">。</text:span><text:span text:style-name="T1">不</text:span><text:span text:style-name="T1">断</text:span><text:span text:style-name="T1">的</text:span><text:span text:style-name="T1">往</text:span><text:span text:style-name="T1">下</text:span><text:span text:style-name="T1">加</text:span><text:span text:style-name="T1">层</text:span><text:span text:style-name="T1">就</text:span><text:span text:style-name="T1">可</text:span><text:span text:style-name="T1">以</text:span><text:span text:style-name="T1">，</text:span><text:span text:style-name="T1">缺</text:span><text:span text:style-name="T1">点</text:span><text:span text:style-name="T1">是</text:span><text:span text:style-name="T1">层</text:span><text:span text:style-name="T1">次</text:span><text:span text:style-name="T1">越</text:span><text:span text:style-name="T1">深</text:span><text:span text:style-name="T1">，</text:span><text:span text:style-name="T1">延</text:span><text:span text:style-name="T1">迟</text:span><text:span text:style-name="T1">更</text:span><text:span text:style-name="T1">大</text:span><text:span text:style-name="T1">，</text:span><text:span text:style-name="T1">因</text:span><text:span text:style-name="T1">此</text:span><text:span text:style-name="T1">需</text:span><text:span text:style-name="T1">要</text:span><text:span text:style-name="T1">挂</text:span><text:span text:style-name="T1">载</text:span><text:span text:style-name="T1">对</text:span><text:span text:style-name="T1">实</text:span><text:span text:style-name="T1">时</text:span><text:span text:style-name="T1">性</text:span><text:span text:style-name="T1">要</text:span><text:span text:style-name="T1">求</text:span><text:span text:style-name="T1">不</text:span><text:span text:style-name="T1">高</text:span><text:span text:style-name="T1">的</text:span><text:span text:style-name="T1">应</text:span><text:span text:style-name="T1">用</text:span></text:p>
          </draw:text-box>
        </draw:frame>
      </draw:page>
      <draw:page draw:name="page4" draw:style-name="dp1" draw:master-page-name="默认">
        <draw:custom-shape draw:style-name="gr62" draw:text-style-name="P21" xml:id="id68" draw:id="id68" draw:layer="layout" svg:width="3.376cm" svg:height="0.708cm" svg:x="5.211cm" svg:y="13.343cm">
          <text:p text:style-name="P21"><text:span text:style-name="T4">WAI</text:span><text:span text:style-name="T4">T_S</text:span><text:span text:style-name="T4">TAR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xml:id="id69" draw:id="id69" draw:layer="layout" svg:width="2.893cm" svg:height="0.708cm" svg:x="4.062cm" svg:y="15.889cm">
          <text:p text:style-name="P21"><text:span text:style-name="T4">SEL</text:span><text:span text:style-name="T4">ECT</text:span><text:span text:style-name="T4">_SL</text:span><text:span text:style-name="T4">AVE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6.899cm" svg:y1="14.051cm" svg:x2="5.508cm" svg:y2="15.889cm" draw:start-shape="id68" draw:start-glue-point="2" draw:end-shape="id69" draw:end-glue-point="0" svg:d="M6899 14051l-1391 1838" svg:viewBox="0 0 1392 1839">
          <text:p/>
        </draw:connector>
        <draw:custom-shape draw:style-name="gr65" draw:text-style-name="P21" xml:id="id70" draw:id="id70" draw:layer="layout" svg:width="2.941cm" svg:height="0.708cm" svg:x="5.347cm" svg:y="18.515cm">
          <text:p text:style-name="P21"><text:span text:style-name="T4">SEND_SLAVEOF_NOONE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5.508cm" svg:y1="16.597cm" svg:x2="6.817cm" svg:y2="18.515cm" draw:start-shape="id69" draw:start-glue-point="2" draw:end-shape="id70" draw:end-glue-point="0" svg:d="M5508 16597l1309 1918" svg:viewBox="0 0 1310 1919">
          <text:p/>
        </draw:connector>
        <draw:custom-shape draw:style-name="gr63" draw:text-style-name="P21" xml:id="id71" draw:id="id71" draw:layer="layout" svg:width="2.893cm" svg:height="0.708cm" svg:x="11.353cm" svg:y="18.515cm">
          <text:p text:style-name="P21"><text:span text:style-name="T4">WAI</text:span><text:span text:style-name="T4">T_P</text:span><text:span text:style-name="T4">RO</text:span><text:span text:style-name="T4">MO</text:span><text:span text:style-name="T4">TIO</text:span><text:span text:style-name="T4">N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8.288cm" svg:y1="18.869cm" svg:x2="11.353cm" svg:y2="18.869cm" draw:start-shape="id70" draw:start-glue-point="1" draw:end-shape="id71" draw:end-glue-point="3" svg:d="M8288 18869h3065" svg:viewBox="0 0 3066 1">
          <text:p/>
        </draw:connector>
        <draw:custom-shape draw:style-name="gr63" draw:text-style-name="P21" xml:id="id72" draw:id="id72" draw:layer="layout" svg:width="2.893cm" svg:height="0.708cm" svg:x="12.036cm" svg:y="15.889cm">
          <text:p text:style-name="P21"><text:span text:style-name="T4">RE</text:span><text:span text:style-name="T4">CO</text:span><text:span text:style-name="T4">NF_</text:span><text:span text:style-name="T4">SLA</text:span><text:span text:style-name="T4">VE</text:span><text:span text:style-name="T4">S</text:span>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draw:type="line" svg:x1="12.799cm" svg:y1="18.515cm" svg:x2="13.482cm" svg:y2="16.597cm" draw:start-shape="id71" draw:start-glue-point="0" draw:end-shape="id72" draw:end-glue-point="2" svg:d="M12799 18515l683-1918" svg:viewBox="0 0 684 1919">
          <text:p/>
        </draw:connector>
        <draw:custom-shape draw:style-name="gr62" draw:text-style-name="P21" xml:id="id73" draw:id="id73" draw:layer="layout" svg:width="3.376cm" svg:height="0.708cm" svg:x="5.211cm" svg:y="11.188cm">
          <text:p text:style-name="P21"><text:span text:style-name="T4">FAI</text:span><text:span text:style-name="T4">LOV</text:span><text:span text:style-name="T4">ER_</text:span><text:span text:style-name="T4">IN_</text:span><text:span text:style-name="T4">PR</text:span><text:span text:style-name="T4">OG</text:span><text:span text:style-name="T4">RE</text:span><text:span text:style-name="T4">SS</text:span></text:p>
          <draw:enhanced-geometry svg:viewBox="0 0 21600 21600" draw:type="rectangle" draw:enhanced-path="M 0 0 L 21600 0 21600 21600 0 21600 0 0 Z N"/>
        </draw:custom-shape>
        <draw:connector draw:style-name="gr66" draw:text-style-name="P1" draw:layer="layout" draw:type="line" svg:x1="6.899cm" svg:y1="11.896cm" svg:x2="6.899cm" svg:y2="13.343cm" draw:start-shape="id73" draw:start-glue-point="2" draw:end-shape="id68" draw:end-glue-point="0" svg:d="M6899 11896v1447" svg:viewBox="0 0 1 1448">
          <text:p/>
        </draw:connector>
        <draw:frame draw:style-name="gr67" draw:text-style-name="P2" draw:layer="layout" svg:width="3.865cm" svg:height="1.482cm" svg:x="2.282cm" svg:y="14.253cm">
          <draw:text-box>
            <text:p><text:span text:style-name="T1">SentinelGetLeader() </text:span><text:span text:style-name="T1">根</text:span><text:span text:style-name="T1">据投票数选举出执行</text:span><text:span text:style-name="T1">FailOver</text:span><text:span text:style-name="T1">流程的</text:span><text:span text:style-name="T1">Sentinel</text:span></text:p>
            <text:p><text:span text:style-name="T1">voters_quorum = </text:span><text:span text:style-name="T1">voters/2+1; </text:span></text:p>
            <text:p><text:span text:style-name="T1">1. </text:span><text:span text:style-name="T1">投票数必须大于等于 </text:span><text:span text:style-name="T1">voters_quorum</text:span></text:p>
            <text:p><text:span text:style-name="T1">2. </text:span><text:span text:style-name="T1">投票数必须大于等于 </text:span><text:span text:style-name="T1">配置 </text:span><text:span text:style-name="T1">quorum</text:span></text:p>
          </draw:text-box>
        </draw:frame>
        <draw:custom-shape draw:style-name="gr62" draw:text-style-name="P21" xml:id="id74" draw:id="id74" draw:layer="layout" svg:width="3.376cm" svg:height="0.708cm" svg:x="5.211cm" svg:y="9.188cm">
          <text:p text:style-name="P21"><text:span text:style-name="T4">Master O_DOWN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line" svg:x1="6.899cm" svg:y1="9.896cm" svg:x2="6.899cm" svg:y2="11.188cm" draw:start-shape="id74" draw:start-glue-point="2" draw:end-shape="id73" draw:end-glue-point="0" svg:d="M6899 9896v1292" svg:viewBox="0 0 1 1293">
          <text:p/>
        </draw:connector>
        <draw:custom-shape draw:style-name="gr62" draw:text-style-name="P21" xml:id="id75" draw:id="id75" draw:layer="layout" svg:width="3.376cm" svg:height="0.708cm" svg:x="5.211cm" svg:y="7.188cm">
          <text:p text:style-name="P21"><text:span text:style-name="T4">Master S_DOWN</text:span></text:p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line" svg:x1="6.899cm" svg:y1="7.896cm" svg:x2="6.899cm" svg:y2="9.188cm" draw:start-shape="id75" draw:start-glue-point="2" draw:end-shape="id74" draw:end-glue-point="0" svg:d="M6899 7896v1292" svg:viewBox="0 0 1 1293">
          <text:p/>
        </draw:connector>
        <draw:custom-shape draw:style-name="gr62" draw:text-style-name="P21" xml:id="id76" draw:id="id76" draw:layer="layout" svg:width="3.376cm" svg:height="0.708cm" svg:x="5.211cm" svg:y="5.188cm">
          <text:p text:style-name="P21"><text:span text:style-name="T4">Master S_MASTER</text:span></text:p>
          <draw:enhanced-geometry svg:viewBox="0 0 21600 21600" draw:type="rectangle" draw:enhanced-path="M 0 0 L 21600 0 21600 21600 0 21600 0 0 Z N"/>
        </draw:custom-shape>
        <draw:connector draw:style-name="gr70" draw:text-style-name="P1" draw:layer="layout" draw:type="line" svg:x1="6.899cm" svg:y1="5.896cm" svg:x2="6.899cm" svg:y2="7.188cm" draw:start-shape="id76" draw:start-glue-point="2" draw:end-shape="id75" draw:end-glue-point="0" svg:d="M6899 5896v1292" svg:viewBox="0 0 1 1293">
          <text:p/>
        </draw:connector>
        <draw:frame draw:style-name="gr71" draw:text-style-name="P2" draw:layer="layout" svg:width="3.743cm" svg:height="0.966cm" svg:x="3.105cm" svg:y="6.017cm">
          <draw:text-box>
            <text:p><text:span text:style-name="T1">S</text:span><text:span text:style-name="T1">e</text:span><text:span text:style-name="T1">nt</text:span><text:span text:style-name="T1">in</text:span><text:span text:style-name="T1">el</text:span><text:span text:style-name="T1">C</text:span><text:span text:style-name="T1">h</text:span><text:span text:style-name="T1">e</text:span><text:span text:style-name="T1">c</text:span><text:span text:style-name="T1">k</text:span><text:span text:style-name="T1">S</text:span><text:span text:style-name="T1">u</text:span><text:span text:style-name="T1">bj</text:span><text:span text:style-name="T1">e</text:span><text:span text:style-name="T1">ct</text:span><text:span text:style-name="T1">iv</text:span><text:span text:style-name="T1">el</text:span><text:span text:style-name="T1">y</text:span><text:span text:style-name="T1">D</text:span><text:span text:style-name="T1">o</text:span><text:span text:style-name="T1">w</text:span><text:span text:style-name="T1">n </text:span><text:span text:style-name="T1">()</text:span></text:p>
            <text:p><text:span text:style-name="T1">S</text:span><text:span text:style-name="T1">e</text:span><text:span text:style-name="T1">nt</text:span><text:span text:style-name="T1">in</text:span><text:span text:style-name="T1">el </text:span><text:span text:style-name="T1">发</text:span><text:span text:style-name="T1">现</text:span><text:span text:style-name="T1">主</text:span><text:span text:style-name="T1">点</text:span><text:span text:style-name="T1">超</text:span><text:span text:style-name="T1">时</text:span><text:span text:style-name="T1"> <text:s/></text:span><text:span text:style-name="T1">d</text:span><text:span text:style-name="T1">o</text:span><text:span text:style-name="T1">w</text:span><text:span text:style-name="T1">n</text:span><text:span text:style-name="T1">_</text:span><text:span text:style-name="T1">af</text:span><text:span text:style-name="T1">te</text:span><text:span text:style-name="T1">r_</text:span><text:span text:style-name="T1">p</text:span><text:span text:style-name="T1">er</text:span><text:span text:style-name="T1">io</text:span><text:span text:style-name="T1">d</text:span><text:span text:style-name="T1">，</text:span><text:span text:style-name="T1">进</text:span><text:span text:style-name="T1">入</text:span><text:span text:style-name="T1">主</text:span><text:span text:style-name="T1">观</text:span><text:span text:style-name="T1">S</text:span><text:span text:style-name="T1">_</text:span><text:span text:style-name="T1">D</text:span><text:span text:style-name="T1">O</text:span><text:span text:style-name="T1">W</text:span><text:span text:style-name="T1">N </text:span></text:p>
          </draw:text-box>
        </draw:frame>
        <draw:custom-shape draw:style-name="gr62" draw:text-style-name="P21" xml:id="id77" draw:id="id77" draw:layer="layout" svg:width="3.376cm" svg:height="0.708cm" svg:x="12.911cm" svg:y="7.188cm">
          <text:p text:style-name="P21"><text:span text:style-name="T4">其他</text:span><text:span text:style-name="T4">sentinel</text:span></text:p>
          <draw:enhanced-geometry svg:viewBox="0 0 21600 21600" draw:type="rectangle" draw:enhanced-path="M 0 0 L 21600 0 21600 21600 0 21600 0 0 Z N"/>
        </draw:custom-shape>
        <draw:connector draw:style-name="gr72" draw:text-style-name="P1" draw:layer="layout" draw:type="line" svg:x1="8.587cm" svg:y1="7.542cm" svg:x2="12.911cm" svg:y2="7.542cm" draw:start-shape="id75" draw:start-glue-point="1" draw:end-shape="id77" draw:end-glue-point="3" svg:d="M8587 7542h4324" svg:viewBox="0 0 4325 1">
          <text:p/>
        </draw:connector>
        <draw:frame draw:style-name="gr73" draw:text-style-name="P2" draw:layer="layout" svg:width="4.097cm" svg:height="1.224cm" svg:x="8.887cm" svg:y="6.217cm">
          <draw:text-box>
            <text:p><text:span text:style-name="T1">s</text:span><text:span text:style-name="T1">e</text:span><text:span text:style-name="T1">nt</text:span><text:span text:style-name="T1">in</text:span><text:span text:style-name="T1">el</text:span><text:span text:style-name="T1">A</text:span><text:span text:style-name="T1">s</text:span><text:span text:style-name="T1">k</text:span><text:span text:style-name="T1">M</text:span><text:span text:style-name="T1">a</text:span><text:span text:style-name="T1">st</text:span><text:span text:style-name="T1">er</text:span><text:span text:style-name="T1">S</text:span><text:span text:style-name="T1">ta</text:span><text:span text:style-name="T1">te</text:span><text:span text:style-name="T1">T</text:span><text:span text:style-name="T1">o</text:span><text:span text:style-name="T1">O</text:span><text:span text:style-name="T1">th</text:span><text:span text:style-name="T1">er</text:span><text:span text:style-name="T1">S</text:span><text:span text:style-name="T1">e</text:span><text:span text:style-name="T1">nt</text:span><text:span text:style-name="T1">in</text:span><text:span text:style-name="T1">el</text:span><text:span text:style-name="T1">s </text:span><text:span text:style-name="T1">()</text:span></text:p>
            <text:p><text:span text:style-name="T1">向</text:span><text:span text:style-name="T1">其</text:span><text:span text:style-name="T1">他</text:span><text:span text:style-name="T1">s</text:span><text:span text:style-name="T1">e</text:span><text:span text:style-name="T1">nt</text:span><text:span text:style-name="T1">in</text:span><text:span text:style-name="T1">el </text:span><text:span text:style-name="T1">发</text:span><text:span text:style-name="T1">出</text:span><text:span text:style-name="T1"> </text:span><text:span text:style-name="T1">I</text:span><text:span text:style-name="T1">S</text:span><text:span text:style-name="T1">-</text:span><text:span text:style-name="T1">M</text:span><text:span text:style-name="T1">A</text:span><text:span text:style-name="T1">S</text:span><text:span text:style-name="T1">T</text:span><text:span text:style-name="T1">E</text:span><text:span text:style-name="T1">R</text:span><text:span text:style-name="T1">-</text:span><text:span text:style-name="T1">D</text:span><text:span text:style-name="T1">O</text:span><text:span text:style-name="T1">W</text:span><text:span text:style-name="T1">N</text:span><text:span text:style-name="T1">-</text:span><text:span text:style-name="T1">B</text:span><text:span text:style-name="T1">Y-</text:span><text:span text:style-name="T1">A</text:span><text:span text:style-name="T1">D</text:span><text:span text:style-name="T1">D</text:span><text:span text:style-name="T1">R </text:span><text:span text:style-name="T1">指</text:span><text:span text:style-name="T1">令</text:span><text:span text:style-name="T1">，</text:span><text:span text:style-name="T1">查</text:span><text:span text:style-name="T1">询</text:span><text:span text:style-name="T1">是</text:span><text:span text:style-name="T1">否</text:span><text:span text:style-name="T1">此</text:span><text:span text:style-name="T1">m</text:span><text:span text:style-name="T1">a</text:span><text:span text:style-name="T1">st</text:span><text:span text:style-name="T1">er</text:span><text:span text:style-name="T1">是</text:span><text:span text:style-name="T1">否</text:span><text:span text:style-name="T1">也</text:span><text:span text:style-name="T1">进</text:span><text:span text:style-name="T1">入</text:span><text:span text:style-name="T1">S</text:span><text:span text:style-name="T1">_</text:span><text:span text:style-name="T1">D</text:span><text:span text:style-name="T1">O</text:span><text:span text:style-name="T1">W</text:span><text:span text:style-name="T1">N</text:span></text:p>
          </draw:text-box>
        </draw:frame>
        <draw:custom-shape draw:style-name="gr62" draw:text-style-name="P21" xml:id="id78" draw:id="id78" draw:layer="layout" svg:width="3.376cm" svg:height="0.708cm" svg:x="12.927cm" svg:y="9.193cm">
          <text:p text:style-name="P21"><text:span text:style-name="T4">更新</text:span><text:span text:style-name="T4">mast</text:span><text:span text:style-name="T4">er</text:span><text:span text:style-name="T4">状</text:span><text:span text:style-name="T4">态</text:span><text:span text:style-name="T4">SRI_</text:span><text:span text:style-name="T4">MAS</text:span><text:span text:style-name="T4">TER_</text:span><text:span text:style-name="T4">DOW</text:span><text:span text:style-name="T4">N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layout" draw:type="line" svg:x1="14.599cm" svg:y1="7.896cm" svg:x2="14.615cm" svg:y2="9.193cm" draw:start-shape="id77" draw:end-shape="id78" svg:d="M14599 7896l16 1297" svg:viewBox="0 0 17 1298">
          <text:p/>
        </draw:connector>
        <draw:frame draw:style-name="gr75" draw:text-style-name="P2" draw:layer="layout" svg:width="4.012cm" svg:height="0.729cm" svg:x="10.542cm" svg:y="7.973cm">
          <draw:text-box>
            <text:p><text:span text:style-name="T4">S</text:span><text:span text:style-name="T4">e</text:span><text:span text:style-name="T4">nt</text:span><text:span text:style-name="T4">in</text:span><text:span text:style-name="T4">el</text:span><text:span text:style-name="T4">R</text:span><text:span text:style-name="T4">e</text:span><text:span text:style-name="T4">c</text:span><text:span text:style-name="T4">ei</text:span><text:span text:style-name="T4">v</text:span><text:span text:style-name="T4">eI</text:span><text:span text:style-name="T4">s</text:span><text:span text:style-name="T4">M</text:span><text:span text:style-name="T4">a</text:span><text:span text:style-name="T4">st</text:span><text:span text:style-name="T4">er</text:span><text:span text:style-name="T4">D</text:span><text:span text:style-name="T4">o</text:span><text:span text:style-name="T4">w</text:span><text:span text:style-name="T4">n</text:span><text:span text:style-name="T4">R</text:span><text:span text:style-name="T4">e</text:span><text:span text:style-name="T4">pl</text:span><text:span text:style-name="T4">y </text:span><text:span text:style-name="T4">() </text:span></text:p>
            <text:p><text:span text:style-name="T1">更</text:span><text:span text:style-name="T1">新</text:span><text:span text:style-name="T1">此</text:span><text:span text:style-name="T1">M</text:span><text:span text:style-name="T1">a</text:span><text:span text:style-name="T1">st</text:span><text:span text:style-name="T1">er</text:span><text:span text:style-name="T1">节</text:span><text:span text:style-name="T1">点</text:span><text:span text:style-name="T1">的</text:span><text:span text:style-name="T1">状</text:span><text:span text:style-name="T1">态</text:span></text:p>
          </draw:text-box>
        </draw:frame>
        <draw:connector draw:style-name="gr76" draw:text-style-name="P1" draw:layer="layout" draw:type="line" svg:x1="12.927cm" svg:y1="9.547cm" svg:x2="8.587cm" svg:y2="9.542cm" draw:start-shape="id78" draw:start-glue-point="3" draw:end-shape="id74" draw:end-glue-point="1" svg:d="M12927 9547l-4340-5" svg:viewBox="0 0 4341 6">
          <text:p/>
        </draw:connector>
        <draw:frame draw:style-name="gr77" draw:text-style-name="P2" draw:layer="layout" svg:width="4.281cm" svg:height="0.75cm" svg:x="8.773cm" svg:y="8.874cm">
          <draw:text-box>
            <text:p><text:span text:style-name="T4">if </text:span><text:span text:style-name="T4">(q</text:span><text:span text:style-name="T4">u</text:span><text:span text:style-name="T4">or</text:span><text:span text:style-name="T4">u</text:span><text:span text:style-name="T4">m </text:span><text:span text:style-name="T4">&gt;</text:span><text:span text:style-name="T4">= </text:span><text:span text:style-name="T4">m</text:span><text:span text:style-name="T4">a</text:span><text:span text:style-name="T4">st</text:span><text:span text:style-name="T4">er</text:span><text:span text:style-name="T4">-</text:span><text:span text:style-name="T4">&gt;</text:span><text:span text:style-name="T4">q</text:span><text:span text:style-name="T4">u</text:span><text:span text:style-name="T4">or</text:span><text:span text:style-name="T4">u</text:span><text:span text:style-name="T4">m</text:span><text:span text:style-name="T4">) </text:span><text:span text:style-name="T4">o</text:span><text:span text:style-name="T4">d</text:span><text:span text:style-name="T4">o</text:span><text:span text:style-name="T4">w</text:span><text:span text:style-name="T4">n </text:span><text:span text:style-name="T4">= </text:span><text:span text:style-name="T4">1</text:span></text:p>
            <text:p><text:span text:style-name="T4">满</text:span><text:span text:style-name="T4">足</text:span><text:span text:style-name="T4">判</text:span><text:span text:style-name="T4">断</text:span><text:span text:style-name="T4">条</text:span><text:span text:style-name="T4">件</text:span><text:span text:style-name="T4">，</text:span><text:span text:style-name="T4">进</text:span><text:span text:style-name="T4">入</text:span><text:span text:style-name="T4">主</text:span><text:span text:style-name="T4">观</text:span><text:span text:style-name="T4">D</text:span><text:span text:style-name="T4">O</text:span><text:span text:style-name="T4">W</text:span><text:span text:style-name="T4">N</text:span></text:p>
          </draw:text-box>
        </draw:frame>
        <draw:frame draw:style-name="gr78" draw:text-style-name="P2" draw:layer="layout" svg:width="3.143cm" svg:height="0.767cm" svg:x="3.854cm" svg:y="10.178cm">
          <draw:text-box>
            <text:p><text:span text:style-name="T1">Sen</text:span><text:span text:style-name="T1">tinel</text:span><text:span text:style-name="T1">Star</text:span><text:span text:style-name="T1">tFail</text:span><text:span text:style-name="T1">over </text:span><text:span text:style-name="T1">() </text:span><text:span text:style-name="T1">开</text:span><text:span text:style-name="T1">始进</text:span><text:span text:style-name="T1">入</text:span></text:p>
            <text:p><text:span text:style-name="T1">Fail</text:span><text:span text:style-name="T1">Ove</text:span><text:span text:style-name="T1">r</text:span><text:span text:style-name="T1">流</text:span><text:span text:style-name="T1">程</text:span></text:p>
          </draw:text-box>
        </draw:frame>
        <draw:custom-shape draw:style-name="gr79" draw:text-style-name="P21" xml:id="id79" draw:id="id79" draw:layer="layout" svg:width="1.887cm" svg:height="0.708cm" svg:x="10.111cm" svg:y="11.188cm">
          <text:p text:style-name="P21"><text:span text:style-name="T4">++epoch</text:span></text:p>
          <draw:enhanced-geometry svg:viewBox="0 0 21600 21600" draw:type="rectangle" draw:enhanced-path="M 0 0 L 21600 0 21600 21600 0 21600 0 0 Z N"/>
        </draw:custom-shape>
        <draw:connector draw:style-name="gr80" draw:text-style-name="P1" draw:layer="layout" draw:type="line" svg:x1="8.587cm" svg:y1="11.542cm" svg:x2="10.111cm" svg:y2="11.542cm" draw:start-shape="id73" draw:start-glue-point="1" draw:end-shape="id79" draw:end-glue-point="3" svg:d="M8587 11542h1524" svg:viewBox="0 0 1525 1">
          <text:p/>
        </draw:connector>
        <draw:frame draw:style-name="gr2" draw:text-style-name="P2" draw:layer="layout" svg:width="2.761cm" svg:height="0.767cm" svg:x="8.217cm" svg:y="10.379cm">
          <draw:text-box>
            <text:p><text:span text:style-name="T1">更新</text:span><text:span text:style-name="T1">epoch</text:span><text:span text:style-name="T1">届号，单调递</text:span><text:span text:style-name="T1">增，并广播这个届号</text:span></text:p>
          </draw:text-box>
        </draw:frame>
        <draw:frame draw:style-name="gr81" draw:text-style-name="P2" draw:layer="layout" svg:width="6.721cm" svg:height="0.708cm" svg:x="8.252cm" svg:y="12.146cm">
          <draw:text-box>
            <text:p><text:span text:style-name="T1">master-</text:span><text:span text:style-name="T1">&gt;failover_start_</text:span><text:span text:style-name="T1">time = mstime()</text:span><text:span text:style-name="T1">+rand()</text:span><text:span text:style-name="T1">%SENTINEL_M</text:span><text:span text:style-name="T1">AX_DESYNC;</text:span></text:p>
            <text:p><text:span text:style-name="T1">Failover_start</text:span><text:span text:style-name="T1">时间进行随机</text:span><text:span text:style-name="T1">化，防止多个</text:span><text:span text:style-name="T1">sentinel</text:span><text:span text:style-name="T1">同时进</text:span><text:span text:style-name="T1">入</text:span><text:span text:style-name="T1">FAILOVER</text:span></text:p>
          </draw:text-box>
        </draw:frame>
        <draw:frame draw:style-name="gr82" draw:text-style-name="P2" draw:layer="layout" svg:width="4.192cm" svg:height="0.987cm" svg:x="14.942cm" svg:y="7.974cm">
          <draw:text-box>
            <text:p><text:span text:style-name="T4">s</text:span><text:span text:style-name="T4">e</text:span><text:span text:style-name="T4">nt</text:span><text:span text:style-name="T4">in</text:span><text:span text:style-name="T4">el</text:span><text:span text:style-name="T4">V</text:span><text:span text:style-name="T4">ot</text:span><text:span text:style-name="T4">e</text:span><text:span text:style-name="T4">L</text:span><text:span text:style-name="T4">e</text:span><text:span text:style-name="T4">a</text:span><text:span text:style-name="T4">d</text:span><text:span text:style-name="T4">er </text:span><text:span text:style-name="T4">() </text:span></text:p>
            <text:p><text:span text:style-name="T1">其</text:span><text:span text:style-name="T1">他</text:span><text:span text:style-name="T1">s</text:span><text:span text:style-name="T1">e</text:span><text:span text:style-name="T1">nt</text:span><text:span text:style-name="T1">in</text:span><text:span text:style-name="T1">el</text:span><text:span text:style-name="T1">还</text:span><text:span text:style-name="T1">会</text:span><text:span text:style-name="T1">投</text:span><text:span text:style-name="T1">一</text:span><text:span text:style-name="T1">票</text:span><text:span text:style-name="T1">选</text:span><text:span text:style-name="T1">举</text:span><text:span text:style-name="T1"> </text:span><text:span text:style-name="T1">le</text:span><text:span text:style-name="T1">a</text:span><text:span text:style-name="T1">d</text:span><text:span text:style-name="T1">er </text:span><text:span text:style-name="T1">s</text:span><text:span text:style-name="T1">e</text:span><text:span text:style-name="T1">nt</text:span><text:span text:style-name="T1">in</text:span><text:span text:style-name="T1">el</text:span></text:p>
            <text:p><text:span text:style-name="T1">即</text:span><text:span text:style-name="T1">发</text:span><text:span text:style-name="T1">出</text:span><text:span text:style-name="T1">查</text:span><text:span text:style-name="T1">询</text:span><text:span text:style-name="T1">的</text:span><text:span text:style-name="T1"> </text:span><text:span text:style-name="T1">s</text:span><text:span text:style-name="T1">e</text:span><text:span text:style-name="T1">nt</text:span><text:span text:style-name="T1">in</text:span><text:span text:style-name="T1">el</text:span></text:p>
          </draw:text-box>
        </draw:frame>
        <draw:frame draw:style-name="gr83" draw:text-style-name="P2" draw:layer="layout" svg:width="4.566cm" svg:height="1.603cm" svg:x="3cm" svg:y="16.697cm">
          <draw:text-box>
            <text:p><text:span text:style-name="T1">SentinelSelectSlave ()</text:span><text:span text:style-name="T1">选择一个合适的</text:span><text:span text:style-name="T1">slave</text:span><text:span text:style-name="T1">做</text:span><text:span text:style-name="T1">为新的</text:span><text:span text:style-name="T1">master</text:span><text:span text:style-name="T1">，</text:span><text:span text:style-name="T1">compareSlavesForPromotion</text:span><text:span text:style-name="T1">条件：</text:span></text:p>
            <text:p><text:span text:style-name="T1">1. </text:span><text:span text:style-name="T1">优先级高的优先选举</text:span></text:p>
            <text:p><text:span text:style-name="T1">2. </text:span><text:span text:style-name="T1">优先级相同时，同步数据大的优先</text:span></text:p>
            <text:p><text:span text:style-name="T1">3. </text:span><text:span text:style-name="T1">数据相同的，选</text:span><text:span text:style-name="T1">run_id </text:span><text:span text:style-name="T1">词典序小的</text:span></text:p>
          </draw:text-box>
        </draw:frame>
        <draw:custom-shape draw:style-name="gr53" draw:text-style-name="P20" xml:id="id80" draw:id="id80" draw:layer="layout" svg:width="1.25cm" svg:height="1.25cm" svg:x="9.05cm" svg:y="15.6cm">
          <text:p text:style-name="P3"><text:span text:style-name="T2">选举出的</text:span><text:span text:style-name="T2">备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1" draw:layer="layout" draw:type="line" svg:x1="6.955cm" svg:y1="16.243cm" svg:x2="9.05cm" svg:y2="16.225cm" draw:start-shape="id69" draw:start-glue-point="1" draw:end-shape="id80" draw:end-glue-point="6" svg:d="M6955 16243l2095-18" svg:viewBox="0 0 2096 19">
          <text:p/>
        </draw:connector>
        <draw:frame draw:style-name="gr85" draw:text-style-name="P22" draw:layer="layout" svg:width="2.5cm" svg:height="0.767cm" svg:x="6.85cm" svg:y="15.379cm">
          <draw:text-box>
            <text:p><text:span text:style-name="T1">选举出的 </text:span><text:span text:style-name="T1">slave</text:span><text:span text:style-name="T1">状态切换</text:span></text:p>
            <text:p><text:span text:style-name="T1">到</text:span><text:span text:style-name="T1">SRI_PROMOTED</text:span></text:p>
          </draw:text-box>
        </draw:frame>
        <draw:connector draw:style-name="gr86" draw:text-style-name="P1" draw:layer="layout" draw:type="line" svg:x1="8.288cm" svg:y1="18.869cm" svg:x2="9.233cm" svg:y2="16.667cm" draw:start-shape="id70" draw:end-shape="id80" draw:end-glue-point="7" svg:d="M8288 18869l945-2202" svg:viewBox="0 0 946 2203">
          <text:p/>
        </draw:connector>
        <draw:frame draw:style-name="gr87" draw:text-style-name="P22" draw:layer="layout" svg:width="2.684cm" svg:height="1.224cm" svg:x="7.266cm" svg:y="17cm">
          <draw:text-box>
            <text:p><text:span text:style-name="T1">Sentinel</text:span><text:span text:style-name="T1">SendSla</text:span><text:span text:style-name="T1">veOf ()</text:span></text:p>
            <text:p><text:span text:style-name="T1">发送指</text:span><text:span text:style-name="T1">令： </text:span><text:span text:style-name="T1">slaveof </text:span><text:span text:style-name="T1">no one </text:span><text:span text:style-name="T1">清除和原</text:span><text:span text:style-name="T1">master</text:span><text:span text:style-name="T1">的配置关</text:span><text:span text:style-name="T1">系，备点</text:span><text:span text:style-name="T1">会将新配</text:span><text:span text:style-name="T1">置写盘</text:span></text:p>
          </draw:text-box>
        </draw:frame>
        <draw:frame draw:style-name="gr88" draw:text-style-name="P22" draw:layer="layout" svg:width="3.034cm" svg:height="0.509cm" svg:x="8.319cm" svg:y="18.95cm">
          <draw:text-box>
            <text:p><text:span text:style-name="T1">等</text:span><text:span text:style-name="T1">“</text:span><text:span text:style-name="T1">被</text:span><text:span text:style-name="T1">选</text:span><text:span text:style-name="T1">举</text:span><text:span text:style-name="T1">备</text:span><text:span text:style-name="T1">点</text:span><text:span text:style-name="T1">”</text:span><text:span text:style-name="T1">I</text:span><text:span text:style-name="T1">N</text:span><text:span text:style-name="T1">F</text:span><text:span text:style-name="T1">O</text:span><text:span text:style-name="T1">信</text:span><text:span text:style-name="T1">息</text:span></text:p>
          </draw:text-box>
        </draw:frame>
        <draw:connector draw:style-name="gr89" draw:text-style-name="P1" draw:layer="layout" draw:type="line" svg:x1="10.117cm" svg:y1="16.667cm" svg:x2="11.353cm" svg:y2="18.869cm" draw:start-shape="id80" draw:start-glue-point="9" draw:end-shape="id71" draw:end-glue-point="3" svg:d="M10117 16667l1236 2202" svg:viewBox="0 0 1237 2203">
          <text:p/>
        </draw:connector>
        <draw:frame draw:style-name="gr90" draw:text-style-name="P22" draw:layer="layout" svg:width="1.731cm" svg:height="0.509cm" svg:x="10.5cm" svg:y="17.26cm">
          <draw:text-box>
            <text:p><text:span text:style-name="T1">发送</text:span><text:span text:style-name="T1">INFO</text:span><text:span text:style-name="T1">信息</text:span></text:p>
          </draw:text-box>
        </draw:frame>
        <draw:frame draw:style-name="gr91" draw:text-style-name="P22" draw:layer="layout" svg:width="4.5cm" svg:height="1.74cm" svg:x="13.4cm" svg:y="16.65cm">
          <draw:text-box>
            <text:p><text:span text:style-name="T1">SentinelFailoverReconfNextSlave()</text:span></text:p>
            <text:p><text:span text:style-name="T1">1. </text:span><text:span text:style-name="T1">其他备点需要从新的主点同步数据</text:span></text:p>
            <text:p><text:span text:style-name="T1">2. sentinelSendSlaveOf </text:span><text:span text:style-name="T1">将其他备点的主点设</text:span><text:span text:style-name="T1">置为 <text:s/>新的主点，并将配置写入文件</text:span></text:p>
            <text:p><text:span text:style-name="T1">3. sentinelFailoverDetectEnd ()</text:span><text:span text:style-name="T1">等新主点 </text:span><text:span text:style-name="T1">INFO</text:span><text:span text:style-name="T1">，如果其他备点切换正确了，切换到下一</text:span><text:span text:style-name="T1">个状态</text:span></text:p>
          </draw:text-box>
        </draw:frame>
        <draw:connector draw:style-name="gr92" draw:text-style-name="P1" draw:layer="layout" draw:type="line" svg:x1="13.482cm" svg:y1="15.889cm" svg:x2="13.476cm" svg:y2="14.351cm" draw:start-shape="id72" draw:start-glue-point="0" draw:end-shape="id81" draw:end-glue-point="8" svg:d="M13482 15889l-6-1538" svg:viewBox="0 0 7 1539">
          <text:p/>
        </draw:connector>
        <draw:frame draw:style-name="gr91" draw:text-style-name="P22" draw:layer="layout" svg:width="4.5cm" svg:height="1.098cm" svg:x="13.4cm" svg:y="14.25cm">
          <draw:text-box>
            <text:p><text:span text:style-name="T1"><text:s text:c="2"/></text:span></text:p>
          </draw:text-box>
        </draw:frame>
        <draw:frame draw:style-name="gr91" draw:text-style-name="P22" draw:layer="layout" svg:width="4.5cm" svg:height="1.74cm" svg:x="13.4cm" svg:y="16.65cm">
          <draw:text-box>
            <text:p><text:span text:style-name="T1">SentinelFailoverReconfNextSlave()</text:span></text:p>
            <text:p><text:span text:style-name="T1">1. </text:span><text:span text:style-name="T1">其他备点需要从新的主点同步数据</text:span></text:p>
            <text:p><text:span text:style-name="T1">2. sentinelSendSlaveOf </text:span><text:span text:style-name="T1">将其他备点的主点设</text:span><text:span text:style-name="T1">置为 <text:s/>新的主点，并将配置写入文件</text:span></text:p>
            <text:p><text:span text:style-name="T1">3. sentinelFailoverDetectEnd ()</text:span><text:span text:style-name="T1">等新主点 </text:span><text:span text:style-name="T1">INFO</text:span><text:span text:style-name="T1">，如果其他备点切换正确了，切换到下一</text:span><text:span text:style-name="T1">个状态</text:span></text:p>
          </draw:text-box>
        </draw:frame>
        <draw:custom-shape draw:style-name="gr93" draw:text-style-name="P23" xml:id="id81" draw:id="id81" draw:layer="layout" svg:width="1.25cm" svg:height="1.25cm" svg:x="12.851cm" svg:y="13.101cm">
          <text:p text:style-name="P3"><text:span text:style-name="T2">新主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1" draw:layer="layout" draw:type="line" svg:x1="10.117cm" svg:y1="15.783cm" svg:x2="13.034cm" svg:y2="14.168cm" draw:start-shape="id80" draw:start-glue-point="11" draw:end-shape="id81" draw:end-glue-point="7" svg:d="M10117 15783l2917-1615" svg:viewBox="0 0 2918 1616">
          <text:p/>
        </draw:connector>
        <draw:frame draw:style-name="gr95" draw:text-style-name="P25" draw:layer="layout" svg:width="4.945cm" svg:height="0.963cm" svg:x="13.4cm" svg:y="14.45cm">
          <draw:text-box>
            <text:p text:style-name="P24"><text:span text:style-name="T4">Senti</text:span><text:span text:style-name="T4">nelR</text:span><text:span text:style-name="T4">eset</text:span><text:span text:style-name="T4">Mast</text:span><text:span text:style-name="T4">erAn</text:span><text:span text:style-name="T4">dCha</text:span><text:span text:style-name="T4">ngeA</text:span><text:span text:style-name="T4">ddres</text:span><text:span text:style-name="T4">s() --&gt;</text:span></text:p>
            <text:p text:style-name="P24"><text:span text:style-name="T4">Senti</text:span><text:span text:style-name="T4">nelR</text:span><text:span text:style-name="T4">eset</text:span><text:span text:style-name="T4">Mast</text:span><text:span text:style-name="T4">erAn</text:span><text:span text:style-name="T4">dCha</text:span><text:span text:style-name="T4">ngeA</text:span><text:span text:style-name="T4">ddres</text:span><text:span text:style-name="T4">s() <text:s/>--</text:span><text:span text:style-name="T4">&gt;</text:span></text:p>
            <text:p text:style-name="P24"><text:span text:style-name="T4">Senti</text:span><text:span text:style-name="T4">nelR</text:span><text:span text:style-name="T4">eset</text:span><text:span text:style-name="T4">Mast</text:span><text:span text:style-name="T4">er ()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3" draw:display-name="线条箭头 13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29" draw:display-name="线条箭头 29" svg:viewBox="0 0 20 20" svg:d="M0 20l10-20 10 20z"/>
    <draw:marker draw:name="线条箭头_20_3" draw:display-name="线条箭头 3" svg:viewBox="0 0 20 20" svg:d="M0 20l10-20 10 20z"/>
    <draw:marker draw:name="线条箭头_20_30" draw:display-name="线条箭头 30" svg:viewBox="0 0 20 20" svg:d="M0 20l10-20 10 20z"/>
    <draw:marker draw:name="线条箭头_20_31" draw:display-name="线条箭头 31" svg:viewBox="0 0 20 20" svg:d="M0 20l10-20 10 20z"/>
    <draw:marker draw:name="线条箭头_20_32" draw:display-name="线条箭头 32" svg:viewBox="0 0 20 20" svg:d="M0 20l10-20 10 20z"/>
    <draw:marker draw:name="线条箭头_20_33" draw:display-name="线条箭头 33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36" draw:display-name="线条箭头 36" svg:viewBox="0 0 20 20" svg:d="M0 20l10-20 10 20z"/>
    <draw:marker draw:name="线条箭头_20_37" draw:display-name="线条箭头 37" svg:viewBox="0 0 20 20" svg:d="M0 20l10-20 10 20z"/>
    <draw:marker draw:name="线条箭头_20_38" draw:display-name="线条箭头 38" svg:viewBox="0 0 20 20" svg:d="M0 20l10-20 10 20z"/>
    <draw:marker draw:name="线条箭头_20_39" draw:display-name="线条箭头 39" svg:viewBox="0 0 20 20" svg:d="M0 20l10-20 10 20z"/>
    <draw:marker draw:name="线条箭头_20_4" draw:display-name="线条箭头 4" svg:viewBox="0 0 20 20" svg:d="M0 20l10-20 10 20z"/>
    <draw:marker draw:name="线条箭头_20_40" draw:display-name="线条箭头 40" svg:viewBox="0 0 20 20" svg:d="M0 20l10-20 10 20z"/>
    <draw:marker draw:name="线条箭头_20_41" draw:display-name="线条箭头 41" svg:viewBox="0 0 20 20" svg:d="M0 20l10-20 10 20z"/>
    <draw:marker draw:name="线条箭头_20_42" draw:display-name="线条箭头 42" svg:viewBox="0 0 20 20" svg:d="M0 20l10-20 10 20z"/>
    <draw:marker draw:name="线条箭头_20_43" draw:display-name="线条箭头 43" svg:viewBox="0 0 20 20" svg:d="M0 20l10-20 10 20z"/>
    <draw:marker draw:name="线条箭头_20_44" draw:display-name="线条箭头 44" svg:viewBox="0 0 20 20" svg:d="M0 20l10-20 10 20z"/>
    <draw:marker draw:name="线条箭头_20_45" draw:display-name="线条箭头 45" svg:viewBox="0 0 20 20" svg:d="M0 20l10-20 10 20z"/>
    <draw:marker draw:name="线条箭头_20_46" draw:display-name="线条箭头 46" svg:viewBox="0 0 20 20" svg:d="M0 20l10-20 10 20z"/>
    <draw:marker draw:name="线条箭头_20_47" draw:display-name="线条箭头 47" svg:viewBox="0 0 20 20" svg:d="M0 20l10-20 10 20z"/>
    <draw:marker draw:name="线条箭头_20_48" draw:display-name="线条箭头 48" svg:viewBox="0 0 20 20" svg:d="M0 20l10-20 10 20z"/>
    <draw:marker draw:name="线条箭头_20_49" draw:display-name="线条箭头 49" svg:viewBox="0 0 20 20" svg:d="M0 20l10-20 10 20z"/>
    <draw:marker draw:name="线条箭头_20_5" draw:display-name="线条箭头 5" svg:viewBox="0 0 20 20" svg:d="M0 20l10-20 10 20z"/>
    <draw:marker draw:name="线条箭头_20_50" draw:display-name="线条箭头 50" svg:viewBox="0 0 20 20" svg:d="M0 20l10-20 10 20z"/>
    <draw:marker draw:name="线条箭头_20_51" draw:display-name="线条箭头 51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思源宋体 CN Medium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Normal" style:font-family-asian="'思源黑体 CN Normal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4:15:36.791259026</meta:creation-date>
    <dc:date>2023-03-08T14:02:37.871991966</dc:date>
    <meta:editing-duration>PT7H48M59S</meta:editing-duration>
    <meta:editing-cycles>59</meta:editing-cycles>
    <meta:generator>LibreOffice/7.4.4.2$Linux_X86_64 LibreOffice_project/40$Build-2</meta:generator>
    <meta:document-statistic meta:object-count="221"/>
  </office:meta>
</office:document-meta>
</file>